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2.921cm"/>
    </style:style>
    <style:style style:name="co1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1.752cm"/>
    </style:style>
    <style:style style:name="ro2" style:family="table-row">
      <style:table-row-properties style:row-height="0.512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0" style:family="table-cell" style:parent-style-name="Default">
      <style:table-cell-properties fo:background-color="#4c4c4c"/>
      <style:text-properties style:text-position="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style:text-position=""/>
    </style:style>
    <style:style style:name="ce13" style:family="table-cell" style:parent-style-name="Default" style:data-style-name="N2">
      <style:table-cell-properties fo:background-color="#4c4c4c"/>
      <style:text-properties style:text-position=""/>
    </style:style>
    <style:style style:name="ce14" style:family="table-cell" style:parent-style-name="Default" style:data-style-name="N2">
      <style:text-properties style:text-position=""/>
    </style:style>
    <style:style style:name="ce15" style:family="table-cell" style:parent-style-name="Default" style:data-style-name="N2">
      <style:table-cell-properties style:rotation-align="none"/>
      <style:text-properties style:text-position=""/>
    </style:style>
    <style:style style:name="ce16" style:family="table-cell" style:parent-style-name="Default">
      <style:table-cell-properties fo:background-color="#c0c0c0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124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0">
      <style:text-properties style:text-position=""/>
    </style:style>
    <style:style style:name="ce21" style:family="table-cell" style:parent-style-name="Default">
      <style:table-cell-properties fo:background-color="#2c001e"/>
      <style:text-properties style:text-position=""/>
    </style:style>
    <style:style style:name="ce22" style:family="table-cell" style:parent-style-name="Default" style:data-style-name="N2">
      <style:table-cell-properties fo:background-color="#2c001e"/>
      <style:text-properties style:text-position=""/>
    </style:style>
    <style:style style:name="ce24" style:family="table-cell" style:parent-style-name="Default">
      <style:table-cell-properties fo:background-color="transparent"/>
      <style:text-properties style:text-position=""/>
    </style:style>
    <style:style style:name="ce23" style:family="table-cell" style:parent-style-name="Default">
      <style:text-properties style:text-position="" fo:font-weight="bold" style:font-weight-asian="bold" style:font-weight-complex="bold"/>
    </style:style>
    <style:style style:name="ce34" style:family="table-cell" style:parent-style-name="Default" style:data-style-name="N2">
      <style:text-properties style:text-position=""/>
    </style:style>
    <style:style style:name="ce36" style:family="table-cell" style:parent-style-name="Default">
      <style:table-cell-properties fo:background-color="#c0c0c0"/>
      <style:text-properties style:text-position="" fo:font-weight="bold" style:font-weight-asian="bold" style:font-weight-complex="bold"/>
    </style:style>
    <style:style style:name="ce37" style:family="table-cell" style:parent-style-name="Default" style:data-style-name="N124">
      <style:text-properties style:text-position="" fo:font-weight="bold" style:font-weight-asian="bold" style:font-weight-complex="bold"/>
    </style:style>
    <style:style style:name="ce38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background-color="#2c001e"/>
      <style:text-properties style:text-position=""/>
    </style:style>
    <style:style style:name="ce40" style:family="table-cell" style:parent-style-name="Default" style:data-style-name="N2">
      <style:table-cell-properties fo:background-color="#2c001e"/>
      <style:text-properties style:text-position=""/>
    </style:style>
    <style:style style:name="ce41" style:family="table-cell" style:parent-style-name="Default">
      <style:table-cell-properties fo:background-color="transparent"/>
      <style:text-properties style:text-position="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2c001e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>
      <style:table-cell-properties style:rotation-align="none"/>
    </style:style>
    <style:style style:name="ce44" style:family="table-cell" style:parent-style-name="Default" style:data-style-name="N2">
      <style:table-cell-properties fo:background-color="#2c001e"/>
    </style:style>
    <style:style style:name="ce45" style:family="table-cell" style:parent-style-name="Default" style:data-style-name="N2"/>
    <style:style style:name="ce46" style:family="table-cell" style:parent-style-name="Default" style:data-style-name="N2">
      <style:table-cell-properties style:rotation-align="none"/>
    </style:style>
    <style:style style:name="ce47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48" style:family="table-cell" style:parent-style-name="Default" style:data-style-name="N124">
      <style:text-properties fo:font-weight="bold" style:font-weight-asian="bold" style:font-weight-complex="bold"/>
    </style:style>
    <style:style style:name="ce49" style:family="table-cell" style:parent-style-name="Default" style:data-style-name="N2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table table:name="500G_100I" table:style-name="ta1">
        <table:table-column table:style-name="co8" table:default-cell-style-name="Default"/>
        <table:table-column table:style-name="co1" table:default-cell-style-name="Default"/>
        <table:table-column table:style-name="co9" table:number-columns-repeated="3" table:default-cell-style-name="Default"/>
        <table:table-column table:style-name="co3" table:number-columns-repeated="1019" table:default-cell-style-name="Default"/>
        <table:table-row table:style-name="ro2">
          <table:table-cell table:style-name="ce9"/>
          <table:table-cell table:style-name="ce9" office:value-type="string">
            <text:p>Time(s)</text:p>
          </table:table-cell>
          <table:table-cell table:style-name="ce9" office:value-type="string">
            <text:p>Power</text:p>
          </table:table-cell>
          <table:table-cell table:style-name="ce9" office:value-type="string">
            <text:p>Joules</text:p>
          </table:table-cell>
          <table:table-cell table:style-name="ce9" office:value-type="string">
            <text:p>Generation</text:p>
          </table:table-cell>
          <table:table-cell table:style-name="ce9" office:value-type="string">
            <text:p>s_fitness</text:p>
          </table:table-cell>
          <table:table-cell table:style-name="ce9" office:value-type="string">
            <text:p>r_fitness</text:p>
          </table:table-cell>
          <table:table-cell table:style-name="ce9" office:value-type="string">
            <text:p>a_fitness</text:p>
          </table:table-cell>
          <table:table-cell table:style-name="ce9" table:number-columns-repeated="3"/>
          <table:table-cell table:style-name="ce19" office:value-type="string">
            <text:p>aux</text:p>
          </table:table-cell>
          <table:table-cell table:style-name="ce12"/>
          <table:table-cell table:style-name="ce9" table:number-columns-repeated="1001"/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37253">
            <text:p>0.537253</text:p>
          </table:table-cell>
          <table:table-cell office:value-type="float" office:value="30.6">
            <text:p>30.6</text:p>
          </table:table-cell>
          <table:table-cell table:style-name="ce14" table:formula="of:=[.C2]*[.B2]" office:value-type="float" office:value="16.4399418">
            <text:p>16.44</text:p>
          </table:table-cell>
          <table:table-cell office:value-type="float" office:value="500">
            <text:p>500</text:p>
          </table:table-cell>
          <table:table-cell table:style-name="ce9"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0.75">
            <text:p>0.75</text:p>
          </table:table-cell>
          <table:table-cell table:number-columns-repeated="3"/>
          <table:table-cell table:style-name="ce12" table:formula="of:=[.B2]*([.C2]-[.E$37])^2" office:value-type="float" office:value="34.5451751398649">
            <text:p>34.5451751399</text:p>
          </table:table-cell>
          <table:table-cell table:style-name="ce12" table:formula="of:=([.C2]-[.E$42])*[.B2]" office:value-type="float" office:value="4.5666505">
            <text:p>4.5666505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551831">
            <text:p>1.551831</text:p>
          </table:table-cell>
          <table:table-cell office:value-type="float" office:value="37">
            <text:p>37</text:p>
          </table:table-cell>
          <table:table-cell table:style-name="ce14" table:formula="of:=[.C3]*[.B3]" office:value-type="float" office:value="57.417747">
            <text:p>57.42</text:p>
          </table:table-cell>
          <table:table-cell office:value-type="float" office:value="500">
            <text:p>500</text:p>
          </table:table-cell>
          <table:table-cell table:style-name="ce9"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0.8594">
            <text:p>0.8594</text:p>
          </table:table-cell>
          <table:table-cell table:number-columns-repeated="3"/>
          <table:table-cell table:style-name="ce12" table:formula="of:=[.B3]*([.C3]-[.E$37])^2" office:value-type="float" office:value="4.06612025704863">
            <text:p>4.066120257</text:p>
          </table:table-cell>
          <table:table-cell table:style-name="ce12" table:formula="of:=([.C3]-[.E$42])*[.B3]" office:value-type="float" office:value="23.1222819">
            <text:p>23.1222819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345045">
            <text:p>1.345045</text:p>
          </table:table-cell>
          <table:table-cell office:value-type="float" office:value="38.55">
            <text:p>38.55</text:p>
          </table:table-cell>
          <table:table-cell table:style-name="ce14" table:formula="of:=[.C4]*[.B4]" office:value-type="float" office:value="51.85148475">
            <text:p>51.85</text:p>
          </table:table-cell>
          <table:table-cell office:value-type="float" office:value="500">
            <text:p>500</text:p>
          </table:table-cell>
          <table:table-cell table:style-name="ce9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12" table:formula="of:=[.B4]*([.C4]-[.E$37])^2" office:value-type="float" office:value="0.00634925014141143">
            <text:p>0.0063492501</text:p>
          </table:table-cell>
          <table:table-cell table:style-name="ce12" table:formula="of:=([.C4]-[.E$42])*[.B4]" office:value-type="float" office:value="22.12599025">
            <text:p>22.12599025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22115">
            <text:p>0.322115</text:p>
          </table:table-cell>
          <table:table-cell office:value-type="float" office:value="39.3">
            <text:p>39.3</text:p>
          </table:table-cell>
          <table:table-cell table:style-name="ce14" table:formula="of:=[.C5]*[.B5]" office:value-type="float" office:value="12.6591195">
            <text:p>12.66</text:p>
          </table:table-cell>
          <table:table-cell office:value-type="float" office:value="500">
            <text:p>500</text:p>
          </table:table-cell>
          <table:table-cell table:style-name="ce9"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0.75">
            <text:p>0.75</text:p>
          </table:table-cell>
          <table:table-cell table:number-columns-repeated="3"/>
          <table:table-cell table:style-name="ce12" table:formula="of:=[.B5]*([.C5]-[.E$37])^2" office:value-type="float" office:value="0.149513514928786">
            <text:p>0.1495135149</text:p>
          </table:table-cell>
          <table:table-cell table:style-name="ce12" table:formula="of:=([.C5]-[.E$42])*[.B5]" office:value-type="float" office:value="5.540378">
            <text:p>5.540378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92021">
            <text:p>0.892021</text:p>
          </table:table-cell>
          <table:table-cell office:value-type="float" office:value="37.95">
            <text:p>37.95</text:p>
          </table:table-cell>
          <table:table-cell table:style-name="ce14" table:formula="of:=[.C6]*[.B6]" office:value-type="float" office:value="33.85219695">
            <text:p>33.85</text:p>
          </table:table-cell>
          <table:table-cell office:value-type="float" office:value="500">
            <text:p>500</text:p>
          </table:table-cell>
          <table:table-cell table:style-name="ce9"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style-name="ce12" table:formula="of:=[.B6]*([.C6]-[.E$37])^2" office:value-type="float" office:value="0.398882641963166">
            <text:p>0.398882642</text:p>
          </table:table-cell>
          <table:table-cell table:style-name="ce12" table:formula="of:=([.C6]-[.E$42])*[.B6]" office:value-type="float" office:value="14.13853285">
            <text:p>14.13853285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75818">
            <text:p>0.975818</text:p>
          </table:table-cell>
          <table:table-cell office:value-type="float" office:value="39.5">
            <text:p>39.5</text:p>
          </table:table-cell>
          <table:table-cell table:style-name="ce14" table:formula="of:=[.C7]*[.B7]" office:value-type="float" office:value="38.544811">
            <text:p>38.54</text:p>
          </table:table-cell>
          <table:table-cell office:value-type="float" office:value="500">
            <text:p>500</text:p>
          </table:table-cell>
          <table:table-cell table:style-name="ce9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2" table:formula="of:=[.B7]*([.C7]-[.E$37])^2" office:value-type="float" office:value="0.757897964454256">
            <text:p>0.7578979645</text:p>
          </table:table-cell>
          <table:table-cell table:style-name="ce12" table:formula="of:=([.C7]-[.E$42])*[.B7]" office:value-type="float" office:value="16.9792332">
            <text:p>16.9792332</text:p>
          </table:table-cell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.848685">
            <text:p>3.848685</text:p>
          </table:table-cell>
          <table:table-cell office:value-type="float" office:value="38.98">
            <text:p>38.98</text:p>
          </table:table-cell>
          <table:table-cell table:style-name="ce14" table:formula="of:=[.C8]*[.B8]" office:value-type="float" office:value="150.0217413">
            <text:p>150.02</text:p>
          </table:table-cell>
          <table:table-cell office:value-type="float" office:value="500">
            <text:p>500</text:p>
          </table:table-cell>
          <table:table-cell table:style-name="ce9"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style-name="ce12" table:formula="of:=[.B8]*([.C8]-[.E$37])^2" office:value-type="float" office:value="0.502382578723718">
            <text:p>0.5023825787</text:p>
          </table:table-cell>
          <table:table-cell table:style-name="ce12" table:formula="of:=([.C8]-[.E$42])*[.B8]" office:value-type="float" office:value="64.9658028">
            <text:p>64.9658028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136033">
            <text:p>1.136033</text:p>
          </table:table-cell>
          <table:table-cell office:value-type="float" office:value="37.45">
            <text:p>37.45</text:p>
          </table:table-cell>
          <table:table-cell table:style-name="ce14" table:formula="of:=[.C9]*[.B9]" office:value-type="float" office:value="42.54443585">
            <text:p>42.54</text:p>
          </table:table-cell>
          <table:table-cell office:value-type="float" office:value="500">
            <text:p>500</text:p>
          </table:table-cell>
          <table:table-cell table:style-name="ce9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2" table:formula="of:=[.B9]*([.C9]-[.E$37])^2" office:value-type="float" office:value="1.55167683476778">
            <text:p>1.5516768348</text:p>
          </table:table-cell>
          <table:table-cell table:style-name="ce12" table:formula="of:=([.C9]-[.E$42])*[.B9]" office:value-type="float" office:value="17.43810655">
            <text:p>17.43810655</text:p>
          </table:table-cell>
          <table:table-cell table:number-columns-repeated="10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721261">
            <text:p>0.721261</text:p>
          </table:table-cell>
          <table:table-cell office:value-type="float" office:value="38.3">
            <text:p>38.3</text:p>
          </table:table-cell>
          <table:table-cell table:style-name="ce14" table:formula="of:=[.C10]*[.B10]" office:value-type="float" office:value="27.6242963">
            <text:p>27.62</text:p>
          </table:table-cell>
          <table:table-cell office:value-type="float" office:value="500">
            <text:p>500</text:p>
          </table:table-cell>
          <table:table-cell table:style-name="ce9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12" table:formula="of:=[.B10]*([.C10]-[.E$37])^2" office:value-type="float" office:value="0.0732608797811673">
            <text:p>0.0732608798</text:p>
          </table:table-cell>
          <table:table-cell table:style-name="ce12" table:formula="of:=([.C10]-[.E$42])*[.B10]" office:value-type="float" office:value="11.6844282">
            <text:p>11.6844282</text:p>
          </table:table-cell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31256">
            <text:p>0.531256</text:p>
          </table:table-cell>
          <table:table-cell office:value-type="float" office:value="39.3">
            <text:p>39.3</text:p>
          </table:table-cell>
          <table:table-cell table:style-name="ce14" table:formula="of:=[.C11]*[.B11]" office:value-type="float" office:value="20.8783608">
            <text:p>20.88</text:p>
          </table:table-cell>
          <table:table-cell office:value-type="float" office:value="500">
            <text:p>500</text:p>
          </table:table-cell>
          <table:table-cell table:style-name="ce9"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0.75">
            <text:p>0.75</text:p>
          </table:table-cell>
          <table:table-cell table:number-columns-repeated="3"/>
          <table:table-cell table:style-name="ce12" table:formula="of:=[.B11]*([.C11]-[.E$37])^2" office:value-type="float" office:value="0.246588801785099">
            <text:p>0.2465888018</text:p>
          </table:table-cell>
          <table:table-cell table:style-name="ce12" table:formula="of:=([.C11]-[.E$42])*[.B11]" office:value-type="float" office:value="9.1376032">
            <text:p>9.1376032</text:p>
          </table:table-cell>
          <table:table-cell table:number-columns-repeated="10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229099">
            <text:p>1.229099</text:p>
          </table:table-cell>
          <table:table-cell office:value-type="float" office:value="39.25">
            <text:p>39.25</text:p>
          </table:table-cell>
          <table:table-cell table:style-name="ce14" table:formula="of:=[.C12]*[.B12]" office:value-type="float" office:value="48.24213575">
            <text:p>48.24</text:p>
          </table:table-cell>
          <table:table-cell office:value-type="float" office:value="500">
            <text:p>500</text:p>
          </table:table-cell>
          <table:table-cell table:style-name="ce9"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style-name="ce12" table:formula="of:=[.B12]*([.C12]-[.E$37])^2" office:value-type="float" office:value="0.489835878385307">
            <text:p>0.4898358784</text:p>
          </table:table-cell>
          <table:table-cell table:style-name="ce12" table:formula="of:=([.C12]-[.E$42])*[.B12]" office:value-type="float" office:value="21.07904785">
            <text:p>21.07904785</text:p>
          </table:table-cell>
          <table:table-cell table:number-columns-repeated="10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254177">
            <text:p>1.254177</text:p>
          </table:table-cell>
          <table:table-cell office:value-type="float" office:value="37">
            <text:p>37</text:p>
          </table:table-cell>
          <table:table-cell table:style-name="ce14" table:formula="of:=[.C13]*[.B13]" office:value-type="float" office:value="46.404549">
            <text:p>46.40</text:p>
          </table:table-cell>
          <table:table-cell office:value-type="float" office:value="500">
            <text:p>500</text:p>
          </table:table-cell>
          <table:table-cell table:style-name="ce9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2" table:formula="of:=[.B13]*([.C13]-[.E$37])^2" office:value-type="float" office:value="3.28620481587523">
            <text:p>3.2862048159</text:p>
          </table:table-cell>
          <table:table-cell table:style-name="ce12" table:formula="of:=([.C13]-[.E$42])*[.B13]" office:value-type="float" office:value="18.6872373">
            <text:p>18.6872373</text:p>
          </table:table-cell>
          <table:table-cell table:number-columns-repeated="10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.474309">
            <text:p>1.474309</text:p>
          </table:table-cell>
          <table:table-cell office:value-type="float" office:value="40.35">
            <text:p>40.35</text:p>
          </table:table-cell>
          <table:table-cell table:style-name="ce14" table:formula="of:=[.C14]*[.B14]" office:value-type="float" office:value="59.48836815">
            <text:p>59.49</text:p>
          </table:table-cell>
          <table:table-cell office:value-type="float" office:value="500">
            <text:p>500</text:p>
          </table:table-cell>
          <table:table-cell table:style-name="ce9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2" table:formula="of:=[.B14]*([.C14]-[.E$37])^2" office:value-type="float" office:value="4.41906420693413">
            <text:p>4.4190642069</text:p>
          </table:table-cell>
          <table:table-cell table:style-name="ce12" table:formula="of:=([.C14]-[.E$42])*[.B14]" office:value-type="float" office:value="26.90613925">
            <text:p>26.90613925</text:p>
          </table:table-cell>
          <table:table-cell table:number-columns-repeated="101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167898">
            <text:p>3.167898</text:p>
          </table:table-cell>
          <table:table-cell office:value-type="float" office:value="37.93">
            <text:p>37.93</text:p>
          </table:table-cell>
          <table:table-cell table:style-name="ce14" table:formula="of:=[.C15]*[.B15]" office:value-type="float" office:value="120.15837114">
            <text:p>120.16</text:p>
          </table:table-cell>
          <table:table-cell office:value-type="float" office:value="500">
            <text:p>500</text:p>
          </table:table-cell>
          <table:table-cell table:style-name="ce9"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3"/>
          <table:table-cell table:style-name="ce12" table:formula="of:=[.B15]*([.C15]-[.E$37])^2" office:value-type="float" office:value="1.50258328387094">
            <text:p>1.5025832839</text:p>
          </table:table-cell>
          <table:table-cell table:style-name="ce12" table:formula="of:=([.C15]-[.E$42])*[.B15]" office:value-type="float" office:value="50.14782534">
            <text:p>50.14782534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887869">
            <text:p>2.887869</text:p>
          </table:table-cell>
          <table:table-cell office:value-type="float" office:value="36.57">
            <text:p>36.57</text:p>
          </table:table-cell>
          <table:table-cell table:style-name="ce14" table:formula="of:=[.C16]*[.B16]" office:value-type="float" office:value="105.60936933">
            <text:p>105.61</text:p>
          </table:table-cell>
          <table:table-cell office:value-type="float" office:value="500">
            <text:p>500</text:p>
          </table:table-cell>
          <table:table-cell table:style-name="ce9"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0.8281">
            <text:p>0.8281</text:p>
          </table:table-cell>
          <table:table-cell table:number-columns-repeated="3"/>
          <table:table-cell table:style-name="ce12" table:formula="of:=[.B16]*([.C16]-[.E$37])^2" office:value-type="float" office:value="12.1209495380062">
            <text:p>12.120949538</text:p>
          </table:table-cell>
          <table:table-cell table:style-name="ce12" table:formula="of:=([.C16]-[.E$42])*[.B16]" office:value-type="float" office:value="41.78746443">
            <text:p>41.78746443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.181306">
            <text:p>1.181306</text:p>
          </table:table-cell>
          <table:table-cell office:value-type="float" office:value="37.25">
            <text:p>37.25</text:p>
          </table:table-cell>
          <table:table-cell table:style-name="ce14" table:formula="of:=[.C17]*[.B17]" office:value-type="float" office:value="44.0036485">
            <text:p>44.00</text:p>
          </table:table-cell>
          <table:table-cell office:value-type="float" office:value="500">
            <text:p>500</text:p>
          </table:table-cell>
          <table:table-cell table:style-name="ce9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12" table:formula="of:=[.B17]*([.C17]-[.E$37])^2" office:value-type="float" office:value="2.21300586986194">
            <text:p>2.2130058699</text:p>
          </table:table-cell>
          <table:table-cell table:style-name="ce12" table:formula="of:=([.C17]-[.E$42])*[.B17]" office:value-type="float" office:value="17.8967859">
            <text:p>17.8967859</text:p>
          </table:table-cell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49549">
            <text:p>0.49549</text:p>
          </table:table-cell>
          <table:table-cell office:value-type="float" office:value="36">
            <text:p>36</text:p>
          </table:table-cell>
          <table:table-cell table:style-name="ce14" table:formula="of:=[.C18]*[.B18]" office:value-type="float" office:value="17.83764">
            <text:p>17.84</text:p>
          </table:table-cell>
          <table:table-cell office:value-type="float" office:value="500">
            <text:p>500</text:p>
          </table:table-cell>
          <table:table-cell table:style-name="ce9"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.7812">
            <text:p>0.7812</text:p>
          </table:table-cell>
          <table:table-cell table:number-columns-repeated="3"/>
          <table:table-cell table:style-name="ce12" table:formula="of:=[.B18]*([.C18]-[.E$37])^2" office:value-type="float" office:value="3.39788192500778">
            <text:p>3.397881925</text:p>
          </table:table-cell>
          <table:table-cell table:style-name="ce12" table:formula="of:=([.C18]-[.E$42])*[.B18]" office:value-type="float" office:value="6.887311">
            <text:p>6.887311</text:p>
          </table:table-cell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.018656">
            <text:p>1.018656</text:p>
          </table:table-cell>
          <table:table-cell office:value-type="float" office:value="37.1">
            <text:p>37.1</text:p>
          </table:table-cell>
          <table:table-cell table:style-name="ce14" table:formula="of:=[.C19]*[.B19]" office:value-type="float" office:value="37.7921376">
            <text:p>37.79</text:p>
          </table:table-cell>
          <table:table-cell office:value-type="float" office:value="500">
            <text:p>500</text:p>
          </table:table-cell>
          <table:table-cell table:style-name="ce9"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.7812">
            <text:p>0.7812</text:p>
          </table:table-cell>
          <table:table-cell table:number-columns-repeated="3"/>
          <table:table-cell table:style-name="ce12" table:formula="of:=[.B19]*([.C19]-[.E$37])^2" office:value-type="float" office:value="2.34949647253877">
            <text:p>2.3494964725</text:p>
          </table:table-cell>
          <table:table-cell table:style-name="ce12" table:formula="of:=([.C19]-[.E$42])*[.B19]" office:value-type="float" office:value="15.27984">
            <text:p>15.27984</text:p>
          </table:table-cell>
          <table:table-cell table:number-columns-repeated="101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.221046">
            <text:p>1.221046</text:p>
          </table:table-cell>
          <table:table-cell office:value-type="float" office:value="40.1">
            <text:p>40.1</text:p>
          </table:table-cell>
          <table:table-cell table:style-name="ce14" table:formula="of:=[.C20]*[.B20]" office:value-type="float" office:value="48.9639446">
            <text:p>48.96</text:p>
          </table:table-cell>
          <table:table-cell office:value-type="float" office:value="500">
            <text:p>500</text:p>
          </table:table-cell>
          <table:table-cell table:style-name="ce9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12" table:formula="of:=[.B20]*([.C20]-[.E$37])^2" office:value-type="float" office:value="2.67925916297928">
            <text:p>2.679259163</text:p>
          </table:table-cell>
          <table:table-cell table:style-name="ce12" table:formula="of:=([.C20]-[.E$42])*[.B20]" office:value-type="float" office:value="21.978828">
            <text:p>21.978828</text:p>
          </table:table-cell>
          <table:table-cell table:number-columns-repeated="101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.023145">
            <text:p>9.023145</text:p>
          </table:table-cell>
          <table:table-cell office:value-type="float" office:value="39.96">
            <text:p>39.96</text:p>
          </table:table-cell>
          <table:table-cell table:style-name="ce14" table:formula="of:=[.C21]*[.B21]" office:value-type="float" office:value="360.5648742">
            <text:p>360.56</text:p>
          </table:table-cell>
          <table:table-cell office:value-type="float" office:value="500">
            <text:p>500</text:p>
          </table:table-cell>
          <table:table-cell table:style-name="ce9"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0.9219">
            <text:p>0.9219</text:p>
          </table:table-cell>
          <table:table-cell table:number-columns-repeated="3"/>
          <table:table-cell table:style-name="ce12" table:formula="of:=[.B21]*([.C21]-[.E$37])^2" office:value-type="float" office:value="16.2332729136864">
            <text:p>16.2332729137</text:p>
          </table:table-cell>
          <table:table-cell table:style-name="ce12" table:formula="of:=([.C21]-[.E$42])*[.B21]" office:value-type="float" office:value="161.1533697">
            <text:p>161.1533697</text:p>
          </table:table-cell>
          <table:table-cell table:number-columns-repeated="101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.51012">
            <text:p>2.51012</text:p>
          </table:table-cell>
          <table:table-cell office:value-type="float" office:value="40">
            <text:p>40</text:p>
          </table:table-cell>
          <table:table-cell table:style-name="ce14" table:formula="of:=[.C22]*[.B22]" office:value-type="float" office:value="100.4048">
            <text:p>100.40</text:p>
          </table:table-cell>
          <table:table-cell office:value-type="float" office:value="500">
            <text:p>500</text:p>
          </table:table-cell>
          <table:table-cell table:style-name="ce9"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0.8438">
            <text:p>0.8438</text:p>
          </table:table-cell>
          <table:table-cell table:number-columns-repeated="3"/>
          <table:table-cell table:style-name="ce12" table:formula="of:=[.B22]*([.C22]-[.E$37])^2" office:value-type="float" office:value="4.78924350746342">
            <text:p>4.7892435075</text:p>
          </table:table-cell>
          <table:table-cell table:style-name="ce12" table:formula="of:=([.C22]-[.E$42])*[.B22]" office:value-type="float" office:value="44.931148">
            <text:p>44.931148</text:p>
          </table:table-cell>
          <table:table-cell table:number-columns-repeated="101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749087">
            <text:p>4.749087</text:p>
          </table:table-cell>
          <table:table-cell office:value-type="float" office:value="38.96">
            <text:p>38.96</text:p>
          </table:table-cell>
          <table:table-cell table:style-name="ce14" table:formula="of:=[.C23]*[.B23]" office:value-type="float" office:value="185.02442952">
            <text:p>185.02</text:p>
          </table:table-cell>
          <table:table-cell office:value-type="float" office:value="500">
            <text:p>500</text:p>
          </table:table-cell>
          <table:table-cell table:style-name="ce9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2" table:formula="of:=[.B23]*([.C23]-[.E$37])^2" office:value-type="float" office:value="0.553182176464635">
            <text:p>0.5531821765</text:p>
          </table:table-cell>
          <table:table-cell table:style-name="ce12" table:formula="of:=([.C23]-[.E$42])*[.B23]" office:value-type="float" office:value="80.06960682">
            <text:p>80.06960682</text:p>
          </table:table-cell>
          <table:table-cell table:number-columns-repeated="101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876286">
            <text:p>0.876286</text:p>
          </table:table-cell>
          <table:table-cell office:value-type="float" office:value="35.6">
            <text:p>35.6</text:p>
          </table:table-cell>
          <table:table-cell table:style-name="ce14" table:formula="of:=[.C24]*[.B24]" office:value-type="float" office:value="31.1957816">
            <text:p>31.20</text:p>
          </table:table-cell>
          <table:table-cell office:value-type="float" office:value="500">
            <text:p>500</text:p>
          </table:table-cell>
          <table:table-cell table:style-name="ce9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2" table:formula="of:=[.B24]*([.C24]-[.E$37])^2" office:value-type="float" office:value="7.98522990922866">
            <text:p>7.9852299092</text:p>
          </table:table-cell>
          <table:table-cell table:style-name="ce12" table:formula="of:=([.C24]-[.E$42])*[.B24]" office:value-type="float" office:value="11.829861">
            <text:p>11.829861</text:p>
          </table:table-cell>
          <table:table-cell table:number-columns-repeated="1011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866634">
            <text:p>0.866634</text:p>
          </table:table-cell>
          <table:table-cell office:value-type="float" office:value="39.5">
            <text:p>39.5</text:p>
          </table:table-cell>
          <table:table-cell table:style-name="ce14" table:formula="of:=[.C25]*[.B25]" office:value-type="float" office:value="34.232043">
            <text:p>34.23</text:p>
          </table:table-cell>
          <table:table-cell office:value-type="float" office:value="500">
            <text:p>500</text:p>
          </table:table-cell>
          <table:table-cell table:style-name="ce9"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.7812">
            <text:p>0.7812</text:p>
          </table:table-cell>
          <table:table-cell table:number-columns-repeated="3"/>
          <table:table-cell table:style-name="ce12" table:formula="of:=[.B25]*([.C25]-[.E$37])^2" office:value-type="float" office:value="0.673096975590581">
            <text:p>0.6730969756</text:p>
          </table:table-cell>
          <table:table-cell table:style-name="ce12" table:formula="of:=([.C25]-[.E$42])*[.B25]" office:value-type="float" office:value="15.0794316">
            <text:p>15.0794316</text:p>
          </table:table-cell>
          <table:table-cell table:number-columns-repeated="101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.309425">
            <text:p>1.309425</text:p>
          </table:table-cell>
          <table:table-cell office:value-type="float" office:value="37.7">
            <text:p>37.7</text:p>
          </table:table-cell>
          <table:table-cell table:style-name="ce14" table:formula="of:=[.C26]*[.B26]" office:value-type="float" office:value="49.3653225">
            <text:p>49.37</text:p>
          </table:table-cell>
          <table:table-cell office:value-type="float" office:value="500">
            <text:p>500</text:p>
          </table:table-cell>
          <table:table-cell table:style-name="ce9"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3"/>
          <table:table-cell table:style-name="ce12" table:formula="of:=[.B26]*([.C26]-[.E$37])^2" office:value-type="float" office:value="1.10518111847749">
            <text:p>1.1051811185</text:p>
          </table:table-cell>
          <table:table-cell table:style-name="ce12" table:formula="of:=([.C26]-[.E$42])*[.B26]" office:value-type="float" office:value="20.42703">
            <text:p>20.42703</text:p>
          </table:table-cell>
          <table:table-cell table:number-columns-repeated="101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742017">
            <text:p>0.742017</text:p>
          </table:table-cell>
          <table:table-cell office:value-type="float" office:value="39.3">
            <text:p>39.3</text:p>
          </table:table-cell>
          <table:table-cell table:style-name="ce14" table:formula="of:=[.C27]*[.B27]" office:value-type="float" office:value="29.1612681">
            <text:p>29.16</text:p>
          </table:table-cell>
          <table:table-cell office:value-type="float" office:value="500">
            <text:p>500</text:p>
          </table:table-cell>
          <table:table-cell table:style-name="ce9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2" table:formula="of:=[.B27]*([.C27]-[.E$37])^2" office:value-type="float" office:value="0.344416030942095">
            <text:p>0.3444160309</text:p>
          </table:table-cell>
          <table:table-cell table:style-name="ce12" table:formula="of:=([.C27]-[.E$42])*[.B27]" office:value-type="float" office:value="12.7626924">
            <text:p>12.7626924</text:p>
          </table:table-cell>
          <table:table-cell table:number-columns-repeated="1011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920537">
            <text:p>0.920537</text:p>
          </table:table-cell>
          <table:table-cell office:value-type="float" office:value="39.15">
            <text:p>39.15</text:p>
          </table:table-cell>
          <table:table-cell table:style-name="ce14" table:formula="of:=[.C28]*[.B28]" office:value-type="float" office:value="36.03902355">
            <text:p>36.04</text:p>
          </table:table-cell>
          <table:table-cell office:value-type="float" office:value="500">
            <text:p>500</text:p>
          </table:table-cell>
          <table:table-cell table:style-name="ce9"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0.8438">
            <text:p>0.8438</text:p>
          </table:table-cell>
          <table:table-cell table:number-columns-repeated="3"/>
          <table:table-cell table:style-name="ce12" table:formula="of:=[.B28]*([.C28]-[.E$37])^2" office:value-type="float" office:value="0.259843316884727">
            <text:p>0.2598433169</text:p>
          </table:table-cell>
          <table:table-cell table:style-name="ce12" table:formula="of:=([.C28]-[.E$42])*[.B28]" office:value-type="float" office:value="15.69515585">
            <text:p>15.69515585</text:p>
          </table:table-cell>
          <table:table-cell table:number-columns-repeated="101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922525">
            <text:p>0.922525</text:p>
          </table:table-cell>
          <table:table-cell office:value-type="float" office:value="38.45">
            <text:p>38.45</text:p>
          </table:table-cell>
          <table:table-cell table:style-name="ce14" table:formula="of:=[.C29]*[.B29]" office:value-type="float" office:value="35.47108625">
            <text:p>35.47</text:p>
          </table:table-cell>
          <table:table-cell office:value-type="float" office:value="500">
            <text:p>500</text:p>
          </table:table-cell>
          <table:table-cell table:style-name="ce9"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style-name="ce12" table:formula="of:=[.B29]*([.C29]-[.E$37])^2" office:value-type="float" office:value="0.0262565518328772">
            <text:p>0.0262565518</text:p>
          </table:table-cell>
          <table:table-cell table:style-name="ce12" table:formula="of:=([.C29]-[.E$42])*[.B29]" office:value-type="float" office:value="15.08328375">
            <text:p>15.08328375</text:p>
          </table:table-cell>
          <table:table-cell table:number-columns-repeated="101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903225">
            <text:p>0.903225</text:p>
          </table:table-cell>
          <table:table-cell office:value-type="float" office:value="37.75">
            <text:p>37.75</text:p>
          </table:table-cell>
          <table:table-cell table:style-name="ce14" table:formula="of:=[.C30]*[.B30]" office:value-type="float" office:value="34.09674375">
            <text:p>34.10</text:p>
          </table:table-cell>
          <table:table-cell office:value-type="float" office:value="500">
            <text:p>500</text:p>
          </table:table-cell>
          <table:table-cell table:style-name="ce9"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style-name="ce12" table:formula="of:=[.B30]*([.C30]-[.E$37])^2" office:value-type="float" office:value="0.68161838943682">
            <text:p>0.6816183894</text:p>
          </table:table-cell>
          <table:table-cell table:style-name="ce12" table:formula="of:=([.C30]-[.E$42])*[.B30]" office:value-type="float" office:value="14.13547125">
            <text:p>14.13547125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.171893">
            <text:p>3.171893</text:p>
          </table:table-cell>
          <table:table-cell office:value-type="float" office:value="39.1">
            <text:p>39.1</text:p>
          </table:table-cell>
          <table:table-cell table:style-name="ce14" table:formula="of:=[.C31]*[.B31]" office:value-type="float" office:value="124.0210163">
            <text:p>124.02</text:p>
          </table:table-cell>
          <table:table-cell office:value-type="float" office:value="500">
            <text:p>500</text:p>
          </table:table-cell>
          <table:table-cell table:style-name="ce9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.9688</text:p>
          </table:table-cell>
          <table:table-cell table:number-columns-repeated="3"/>
          <table:table-cell table:style-name="ce12" table:formula="of:=[.B31]*([.C31]-[.E$37])^2" office:value-type="float" office:value="0.734750606022052">
            <text:p>0.734750606</text:p>
          </table:table-cell>
          <table:table-cell table:style-name="ce12" table:formula="of:=([.C31]-[.E$42])*[.B31]" office:value-type="float" office:value="53.922181">
            <text:p>53.922181</text:p>
          </table:table-cell>
          <table:table-cell table:number-columns-repeated="1011"/>
        </table:table-row>
        <table:table-row table:style-name="ro1">
          <table:table-cell table:style-name="ce10"/>
          <table:table-cell table:style-name="ce13" table:number-columns-repeated="3"/>
          <table:table-cell table:style-name="ce10" table:number-columns-repeated="1010"/>
          <table:table-cell table:number-columns-repeated="10"/>
        </table:table-row>
        <table:table-row table:style-name="ro1">
          <table:table-cell office:value-type="string">
            <text:p>Suma</text:p>
          </table:table-cell>
          <table:table-cell table:style-name="ce14" table:formula="of:=SUM([.B2:.B31])" office:value-type="float" office:value="51.786062">
            <text:p>51.79</text:p>
          </table:table-cell>
          <table:table-cell table:style-name="ce14" table:number-columns-repeated="2"/>
          <table:table-cell table:style-name="ce14" table:formula="of:=SUM([.E2:.E31])" office:value-type="float" office:value="15000">
            <text:p>15000.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" office:value-type="string">
            <text:p>Promedios</text:p>
          </table:table-cell>
          <table:table-cell table:style-name="ce11"/>
          <table:table-cell table:style-name="ce12" office:value-type="string">
            <text:p>Fitness</text:p>
          </table:table-cell>
          <table:table-cell table:style-name="ce12" office:value-type="string">
            <text:p>Time</text:p>
          </table:table-cell>
          <table:table-cell table:style-name="ce12" office:value-type="string">
            <text:p>Power</text:p>
          </table:table-cell>
          <table:table-cell table:style-name="ce12" office:value-type="string">
            <text:p>Energy</text:p>
          </table:table-cell>
          <table:table-cell table:style-name="ce12" table:number-columns-repeated="1018"/>
        </table:table-row>
        <table:table-row table:style-name="ro3">
          <table:table-cell table:style-name="ce12"/>
          <table:table-cell table:style-name="ce12" office:value-type="string">
            <text:p>media</text:p>
          </table:table-cell>
          <table:table-cell table:style-name="ce15" table:formula="of:=AVERAGE([.G2:.G31])" office:value-type="float" office:value="54.3">
            <text:p>54.30</text:p>
          </table:table-cell>
          <table:table-cell table:style-name="ce15" table:formula="of:=AVERAGE([.B2:.B31])" office:value-type="float" office:value="1.72620206666667">
            <text:p>1.73</text:p>
          </table:table-cell>
          <table:table-cell table:style-name="ce15" table:formula="of:=SUM([.D2:.D31])/SUM([.B2:.B31])" office:value-type="float" office:value="38.6187057067595">
            <text:p>38.62</text:p>
          </table:table-cell>
          <table:table-cell table:style-name="ce15" table:formula="of:=AVERAGE([.D2:.D31])" office:value-type="float" office:value="66.663689603">
            <text:p>66.66</text:p>
          </table:table-cell>
          <table:table-cell table:style-name="ce12" table:number-columns-repeated="2"/>
          <table:table-cell/>
          <table:table-cell table:style-name="ce12" table:number-columns-repeated="3"/>
          <table:table-cell table:style-name="ce15" table:formula="of:=AVERAGE([.M2:.M31])" office:value-type="float" office:value="28.5146239296667">
            <text:p>28.51</text:p>
          </table:table-cell>
          <table:table-cell table:style-name="ce12" table:number-columns-repeated="1011"/>
        </table:table-row>
        <table:table-row table:style-name="ro3">
          <table:table-cell table:style-name="ce12"/>
          <table:table-cell table:style-name="ce12" office:value-type="string">
            <text:p>error estándar</text:p>
          </table:table-cell>
          <table:table-cell table:style-name="ce15" table:formula="of:=STDEVP([.G2:.G31])/SQRT(COUNT([.G2:.G31]))" office:value-type="float" office:value="0.651749781570947">
            <text:p>0.65</text:p>
          </table:table-cell>
          <table:table-cell table:style-name="ce15" table:formula="of:=STDEVP([.B2:.B31])/SQRT(COUNT([.B2:.B31]))" office:value-type="float" office:value="0.313232239763477">
            <text:p>0.31</text:p>
          </table:table-cell>
          <table:table-cell table:style-name="ce15" table:formula="of:=SQRT(SUM([.H2:.H31])/SUM([.B2:.B31]))/SQRT(COUNT([.D2:.D31]))" office:value-type="float" office:value="0.127997774291686">
            <text:p>0.13</text:p>
          </table:table-cell>
          <table:table-cell table:style-name="ce15" table:formula="of:=STDEVP([.D2:.D31])/SQRT(COUNT([.D2:.D31]))" office:value-type="float" office:value="12.4627522181838">
            <text:p>12.46</text:p>
          </table:table-cell>
          <table:table-cell table:style-name="ce12" table:number-columns-repeated="2"/>
          <table:table-cell/>
          <table:table-cell table:style-name="ce12" table:number-columns-repeated="3"/>
          <table:table-cell table:style-name="ce15" table:formula="of:=STDEVP([.M2:.M31])/SQRT(COUNT([.M2:.M32]))" office:value-type="float" office:value="5.54856753670025">
            <text:p>5.55</text:p>
          </table:table-cell>
          <table:table-cell table:style-name="ce12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Voltaje</text:p>
          </table:table-cell>
          <table:table-cell table:number-columns-repeated="2"/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16" office:value-type="string">
            <text:p>P (Kw/h)</text:p>
          </table:table-cell>
          <table:table-cell table:style-name="ce16" office:value-type="string">
            <text:p>E(J)=P(w)*t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2.2">
            <text:p>232.2</text:p>
          </table:table-cell>
          <table:table-cell table:number-columns-repeated="2"/>
          <table:table-cell office:value-type="float" office:value="22.1">
            <text:p>22.1</text:p>
          </table:table-cell>
          <table:table-cell office:value-type="float" office:value="38.59">
            <text:p>38.59</text:p>
          </table:table-cell>
          <table:table-cell table:formula="of:=[.F42]-[.E42]" office:value-type="float" office:value="16.49">
            <text:p>16.49</text:p>
          </table:table-cell>
          <table:table-cell table:style-name="ce17" table:formula="of:=(([.$G$42]/1000)*([.$B$33]/3600))" office:value-type="float" office:value="0.000237208933994444">
            <text:p>0.00023721</text:p>
          </table:table-cell>
          <table:table-cell table:style-name="ce18" table:formula="of:=[.$G$42]*[.$B$33]" office:value-type="float" office:value="853.95216238">
            <text:p>853.95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00G_200I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9" table:default-cell-style-name="ce14"/>
        <table:table-column table:style-name="co9" table:default-cell-style-name="Default"/>
        <table:table-column table:style-name="co3" table:number-columns-repeated="2" table:default-cell-style-name="Default"/>
        <table:table-column table:style-name="co3" table:default-cell-style-name="ce20"/>
        <table:table-column table:style-name="co3" table:number-columns-repeated="3" table:default-cell-style-name="Default"/>
        <table:table-column table:style-name="co3" table:number-columns-repeated="2" table:default-cell-style-name="ce12"/>
        <table:table-column table:style-name="co3" table:number-columns-repeated="1011" table:default-cell-style-name="Default"/>
        <table:table-row table:style-name="ro2">
          <table:table-cell table:style-name="ce9"/>
          <table:table-cell table:style-name="ce9" office:value-type="string">
            <text:p>Time(s)</text:p>
          </table:table-cell>
          <table:table-cell table:style-name="ce9" office:value-type="string">
            <text:p>Power(W)</text:p>
          </table:table-cell>
          <table:table-cell table:style-name="ce9" office:value-type="string">
            <text:p>Energy (Joules)</text:p>
          </table:table-cell>
          <table:table-cell table:style-name="ce9" office:value-type="string">
            <text:p>Generation</text:p>
          </table:table-cell>
          <table:table-cell table:style-name="ce9" office:value-type="string">
            <text:p>s_fitness</text:p>
          </table:table-cell>
          <table:table-cell table:style-name="ce9" office:value-type="string">
            <text:p>r_fitness</text:p>
          </table:table-cell>
          <table:table-cell table:style-name="ce9" office:value-type="string">
            <text:p>a_fitness</text:p>
          </table:table-cell>
          <table:table-cell table:style-name="ce9" table:number-columns-repeated="3"/>
          <table:table-cell table:style-name="ce19" office:value-type="string">
            <text:p>aux</text:p>
          </table:table-cell>
          <table:table-cell/>
          <table:table-cell table:style-name="ce9" table:number-columns-repeated="992"/>
          <table:table-cell table:number-columns-repeated="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14129">
            <text:p>1.14129</text:p>
          </table:table-cell>
          <table:table-cell office:value-type="float" office:value="38.7">
            <text:p>38.7</text:p>
          </table:table-cell>
          <table:table-cell table:formula="of:=[.C2]*[.B2]" office:value-type="float" office:value="44.167923">
            <text:p>44.17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]*([.C2]-[.E$37])^2" office:value-type="float" office:value="0.479563751854848">
            <text:p>0.4795637519</text:p>
          </table:table-cell>
          <table:table-cell table:formula="of:=([.C2]-[.E$42])*[.B2]" office:value-type="float" office:value="18.945414">
            <text:p>18.945414</text:p>
          </table:table-cell>
          <table:table-cell table:number-columns-repeated="1011"/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3.453429">
            <text:p>3.453429</text:p>
          </table:table-cell>
          <table:table-cell office:value-type="float" office:value="38.5">
            <text:p>38.5</text:p>
          </table:table-cell>
          <table:table-cell table:formula="of:=[.C3]*[.B3]" office:value-type="float" office:value="132.9570165">
            <text:p>132.96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formula="of:=[.B3]*([.C3]-[.E$37])^2" office:value-type="float" office:value="2.4846872963311">
            <text:p>2.4846872963</text:p>
          </table:table-cell>
          <table:table-cell table:formula="of:=([.C3]-[.E$42])*[.B3]" office:value-type="float" office:value="56.6362356">
            <text:p>56.6362356</text:p>
          </table:table-cell>
          <table:table-cell table:number-columns-repeated="1011"/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2.700791">
            <text:p>2.700791</text:p>
          </table:table-cell>
          <table:table-cell office:value-type="float" office:value="38.23">
            <text:p>38.23</text:p>
          </table:table-cell>
          <table:table-cell table:formula="of:=[.C4]*[.B4]" office:value-type="float" office:value="103.25123993">
            <text:p>103.25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4]*([.C4]-[.E$37])^2" office:value-type="float" office:value="3.3771369151897">
            <text:p>3.3771369152</text:p>
          </table:table-cell>
          <table:table-cell table:formula="of:=([.C4]-[.E$42])*[.B4]" office:value-type="float" office:value="43.56375883">
            <text:p>43.56375883</text:p>
          </table:table-cell>
          <table:table-cell table:number-columns-repeated="1011"/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1.600344">
            <text:p>1.600344</text:p>
          </table:table-cell>
          <table:table-cell office:value-type="float" office:value="37.3">
            <text:p>37.3</text:p>
          </table:table-cell>
          <table:table-cell table:formula="of:=[.C5]*[.B5]" office:value-type="float" office:value="59.6928312">
            <text:p>59.69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5]*([.C5]-[.E$37])^2" office:value-type="float" office:value="6.7137982515702">
            <text:p>6.7137982516</text:p>
          </table:table-cell>
          <table:table-cell table:formula="of:=([.C5]-[.E$42])*[.B5]" office:value-type="float" office:value="24.3252288">
            <text:p>24.3252288</text:p>
          </table:table-cell>
          <table:table-cell table:number-columns-repeated="1011"/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5.656703">
            <text:p>5.656703</text:p>
          </table:table-cell>
          <table:table-cell office:value-type="float" office:value="39.16">
            <text:p>39.16</text:p>
          </table:table-cell>
          <table:table-cell table:formula="of:=[.C6]*[.B6]" office:value-type="float" office:value="221.51648948">
            <text:p>221.52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6]*([.C6]-[.E$37])^2" office:value-type="float" office:value="0.200407422527917">
            <text:p>0.2004074225</text:p>
          </table:table-cell>
          <table:table-cell table:formula="of:=([.C6]-[.E$42])*[.B6]" office:value-type="float" office:value="96.50335318">
            <text:p>96.50335318</text:p>
          </table:table-cell>
          <table:table-cell table:number-columns-repeated="1011"/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5.089482">
            <text:p>5.089482</text:p>
          </table:table-cell>
          <table:table-cell office:value-type="float" office:value="38.82">
            <text:p>38.82</text:p>
          </table:table-cell>
          <table:table-cell table:formula="of:=[.C7]*[.B7]" office:value-type="float" office:value="197.57369124">
            <text:p>197.57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.9844">
            <text:p>0.9844</text:p>
          </table:table-cell>
          <table:table-cell table:number-columns-repeated="3"/>
          <table:table-cell table:formula="of:=[.B7]*([.C7]-[.E$37])^2" office:value-type="float" office:value="1.42007079090079">
            <text:p>1.4200707909</text:p>
          </table:table-cell>
          <table:table-cell table:formula="of:=([.C7]-[.E$42])*[.B7]" office:value-type="float" office:value="85.09613904">
            <text:p>85.09613904</text:p>
          </table:table-cell>
          <table:table-cell table:number-columns-repeated="1011"/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5.46904">
            <text:p>5.46904</text:p>
          </table:table-cell>
          <table:table-cell office:value-type="float" office:value="38.07">
            <text:p>38.07</text:p>
          </table:table-cell>
          <table:table-cell table:formula="of:=[.C8]*[.B8]" office:value-type="float" office:value="208.2063528">
            <text:p>208.21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8]*([.C8]-[.E$37])^2" office:value-type="float" office:value="8.93562836592378">
            <text:p>8.9356283659</text:p>
          </table:table-cell>
          <table:table-cell table:formula="of:=([.C8]-[.E$42])*[.B8]" office:value-type="float" office:value="87.3405688">
            <text:p>87.3405688</text:p>
          </table:table-cell>
          <table:table-cell table:number-columns-repeated="1011"/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3.894245">
            <text:p>3.894245</text:p>
          </table:table-cell>
          <table:table-cell office:value-type="float" office:value="38.14">
            <text:p>38.14</text:p>
          </table:table-cell>
          <table:table-cell table:formula="of:=[.C9]*[.B9]" office:value-type="float" office:value="148.5265043">
            <text:p>148.53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formula="of:=[.B9]*([.C9]-[.E$37])^2" office:value-type="float" office:value="5.68484010786837">
            <text:p>5.6848401079</text:p>
          </table:table-cell>
          <table:table-cell table:formula="of:=([.C9]-[.E$42])*[.B9]" office:value-type="float" office:value="62.4636898">
            <text:p>62.4636898</text:p>
          </table:table-cell>
          <table:table-cell table:number-columns-repeated="1011"/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float" office:value="3.503035">
            <text:p>3.503035</text:p>
          </table:table-cell>
          <table:table-cell office:value-type="float" office:value="39.43">
            <text:p>39.43</text:p>
          </table:table-cell>
          <table:table-cell table:formula="of:=[.C10]*[.B10]" office:value-type="float" office:value="138.12467005">
            <text:p>138.12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0.9219">
            <text:p>0.9219</text:p>
          </table:table-cell>
          <table:table-cell table:number-columns-repeated="3"/>
          <table:table-cell table:formula="of:=[.B10]*([.C10]-[.E$37])^2" office:value-type="float" office:value="0.0234258424203586">
            <text:p>0.0234258424</text:p>
          </table:table-cell>
          <table:table-cell table:formula="of:=([.C10]-[.E$42])*[.B10]" office:value-type="float" office:value="60.70759655">
            <text:p>60.70759655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float" office:value="5.476382">
            <text:p>5.476382</text:p>
          </table:table-cell>
          <table:table-cell office:value-type="float" office:value="39.73">
            <text:p>39.73</text:p>
          </table:table-cell>
          <table:table-cell table:formula="of:=[.C11]*[.B11]" office:value-type="float" office:value="217.57665686">
            <text:p>217.58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11]*([.C11]-[.E$37])^2" office:value-type="float" office:value="0.798198247404614">
            <text:p>0.7981982474</text:p>
          </table:table-cell>
          <table:table-cell table:formula="of:=([.C11]-[.E$42])*[.B11]" office:value-type="float" office:value="96.54861466">
            <text:p>96.54861466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float" office:value="3.47342">
            <text:p>3.47342</text:p>
          </table:table-cell>
          <table:table-cell office:value-type="float" office:value="39.73">
            <text:p>39.73</text:p>
          </table:table-cell>
          <table:table-cell table:formula="of:=[.C12]*[.B12]" office:value-type="float" office:value="137.9989766">
            <text:p>138.00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12]*([.C12]-[.E$37])^2" office:value-type="float" office:value="0.506260840916528">
            <text:p>0.5062608409</text:p>
          </table:table-cell>
          <table:table-cell table:formula="of:=([.C12]-[.E$42])*[.B12]" office:value-type="float" office:value="61.2363946">
            <text:p>61.2363946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2">
            <text:p>12</text:p>
          </table:table-cell>
          <table:table-cell office:value-type="float" office:value="6.181839">
            <text:p>6.181839</text:p>
          </table:table-cell>
          <table:table-cell office:value-type="float" office:value="39.7">
            <text:p>39.7</text:p>
          </table:table-cell>
          <table:table-cell table:formula="of:=[.C13]*[.B13]" office:value-type="float" office:value="245.4190083">
            <text:p>245.42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13]*([.C13]-[.E$37])^2" office:value-type="float" office:value="0.764979634542394">
            <text:p>0.7649796345</text:p>
          </table:table-cell>
          <table:table-cell table:formula="of:=([.C13]-[.E$42])*[.B13]" office:value-type="float" office:value="108.8003664">
            <text:p>108.8003664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3">
            <text:p>13</text:p>
          </table:table-cell>
          <table:table-cell office:value-type="float" office:value="7.879454">
            <text:p>7.879454</text:p>
          </table:table-cell>
          <table:table-cell office:value-type="float" office:value="39.57">
            <text:p>39.57</text:p>
          </table:table-cell>
          <table:table-cell table:formula="of:=[.C14]*[.B14]" office:value-type="float" office:value="311.78999478">
            <text:p>311.79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14]*([.C14]-[.E$37])^2" office:value-type="float" office:value="0.387547422826094">
            <text:p>0.3875474228</text:p>
          </table:table-cell>
          <table:table-cell table:formula="of:=([.C14]-[.E$42])*[.B14]" office:value-type="float" office:value="137.65406138">
            <text:p>137.65406138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float" office:value="3.143365">
            <text:p>3.143365</text:p>
          </table:table-cell>
          <table:table-cell office:value-type="float" office:value="39.48">
            <text:p>39.48</text:p>
          </table:table-cell>
          <table:table-cell table:formula="of:=[.C15]*[.B15]" office:value-type="float" office:value="124.1000502">
            <text:p>124.1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15]*([.C15]-[.E$37])^2" office:value-type="float" office:value="0.0545841865313881">
            <text:p>0.0545841865</text:p>
          </table:table-cell>
          <table:table-cell table:formula="of:=([.C15]-[.E$42])*[.B15]" office:value-type="float" office:value="54.6316837">
            <text:p>54.6316837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15">
            <text:p>15</text:p>
          </table:table-cell>
          <table:table-cell office:value-type="float" office:value="2.104313">
            <text:p>2.104313</text:p>
          </table:table-cell>
          <table:table-cell office:value-type="float" office:value="38.5">
            <text:p>38.5</text:p>
          </table:table-cell>
          <table:table-cell table:formula="of:=[.C16]*[.B16]" office:value-type="float" office:value="81.0160505">
            <text:p>81.02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6]*([.C16]-[.E$37])^2" office:value-type="float" office:value="1.51401976951152">
            <text:p>1.5140197695</text:p>
          </table:table-cell>
          <table:table-cell table:formula="of:=([.C16]-[.E$42])*[.B16]" office:value-type="float" office:value="34.5107332">
            <text:p>34.5107332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6">
            <text:p>16</text:p>
          </table:table-cell>
          <table:table-cell office:value-type="float" office:value="3.086447">
            <text:p>3.086447</text:p>
          </table:table-cell>
          <table:table-cell office:value-type="float" office:value="39.3">
            <text:p>39.3</text:p>
          </table:table-cell>
          <table:table-cell table:formula="of:=[.C17]*[.B17]" office:value-type="float" office:value="121.2973671">
            <text:p>121.30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17]*([.C17]-[.E$37])^2" office:value-type="float" office:value="0.007177727348475">
            <text:p>0.0071777273</text:p>
          </table:table-cell>
          <table:table-cell table:formula="of:=([.C17]-[.E$42])*[.B17]" office:value-type="float" office:value="53.0868884">
            <text:p>53.0868884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17">
            <text:p>17</text:p>
          </table:table-cell>
          <table:table-cell office:value-type="float" office:value="5.024056">
            <text:p>5.024056</text:p>
          </table:table-cell>
          <table:table-cell office:value-type="float" office:value="39.74">
            <text:p>39.74</text:p>
          </table:table-cell>
          <table:table-cell table:formula="of:=[.C18]*[.B18]" office:value-type="float" office:value="199.65598544">
            <text:p>199.66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0.8438">
            <text:p>0.8438</text:p>
          </table:table-cell>
          <table:table-cell table:number-columns-repeated="3"/>
          <table:table-cell table:formula="of:=[.B18]*([.C18]-[.E$37])^2" office:value-type="float" office:value="0.771134123153579">
            <text:p>0.7711341232</text:p>
          </table:table-cell>
          <table:table-cell table:formula="of:=([.C18]-[.E$42])*[.B18]" office:value-type="float" office:value="88.62434784">
            <text:p>88.62434784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18">
            <text:p>18</text:p>
          </table:table-cell>
          <table:table-cell office:value-type="float" office:value="5.051499">
            <text:p>5.051499</text:p>
          </table:table-cell>
          <table:table-cell office:value-type="float" office:value="39.67">
            <text:p>39.67</text:p>
          </table:table-cell>
          <table:table-cell table:formula="of:=[.C19]*[.B19]" office:value-type="float" office:value="200.39296533">
            <text:p>200.39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9]*([.C19]-[.E$37])^2" office:value-type="float" office:value="0.523030864906551">
            <text:p>0.5230308649</text:p>
          </table:table-cell>
          <table:table-cell table:formula="of:=([.C19]-[.E$42])*[.B19]" office:value-type="float" office:value="88.75483743">
            <text:p>88.75483743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19">
            <text:p>19</text:p>
          </table:table-cell>
          <table:table-cell office:value-type="float" office:value="3.034874">
            <text:p>3.034874</text:p>
          </table:table-cell>
          <table:table-cell office:value-type="float" office:value="38.8">
            <text:p>38.8</text:p>
          </table:table-cell>
          <table:table-cell table:formula="of:=[.C20]*[.B20]" office:value-type="float" office:value="117.7531112">
            <text:p>117.7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0]*([.C20]-[.E$37])^2" office:value-type="float" office:value="0.91213033663351">
            <text:p>0.9121303366</text:p>
          </table:table-cell>
          <table:table-cell table:formula="of:=([.C20]-[.E$42])*[.B20]" office:value-type="float" office:value="50.6823958">
            <text:p>50.6823958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0">
            <text:p>20</text:p>
          </table:table-cell>
          <table:table-cell office:value-type="float" office:value="1.463456">
            <text:p>1.463456</text:p>
          </table:table-cell>
          <table:table-cell office:value-type="float" office:value="39.3">
            <text:p>39.3</text:p>
          </table:table-cell>
          <table:table-cell table:formula="of:=[.C21]*[.B21]" office:value-type="float" office:value="57.5138208">
            <text:p>57.51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21]*([.C21]-[.E$37])^2" office:value-type="float" office:value="0.00340335931719865">
            <text:p>0.0034033593</text:p>
          </table:table-cell>
          <table:table-cell table:formula="of:=([.C21]-[.E$42])*[.B21]" office:value-type="float" office:value="25.1714432">
            <text:p>25.1714432</text:p>
          </table:table-cell>
          <table:table-cell table:number-columns-repeated="1011"/>
        </table:table-row>
        <table:table-row table:style-name="ro1">
          <table:table-cell table:formula="of:=[.A21]+1" office:value-type="float" office:value="21">
            <text:p>21</text:p>
          </table:table-cell>
          <table:table-cell office:value-type="float" office:value="4.997554">
            <text:p>4.997554</text:p>
          </table:table-cell>
          <table:table-cell office:value-type="float" office:value="39.78">
            <text:p>39.78</text:p>
          </table:table-cell>
          <table:table-cell table:formula="of:=[.C22]*[.B22]" office:value-type="float" office:value="198.80269812">
            <text:p>198.80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22]*([.C22]-[.E$37])^2" office:value-type="float" office:value="0.931696161151086">
            <text:p>0.9316961612</text:p>
          </table:table-cell>
          <table:table-cell table:formula="of:=([.C22]-[.E$42])*[.B22]" office:value-type="float" office:value="88.35675472">
            <text:p>88.35675472</text:p>
          </table:table-cell>
          <table:table-cell table:number-columns-repeated="1011"/>
        </table:table-row>
        <table:table-row table:style-name="ro1">
          <table:table-cell table:formula="of:=[.A22]+1" office:value-type="float" office:value="22">
            <text:p>22</text:p>
          </table:table-cell>
          <table:table-cell office:value-type="float" office:value="0.228738">
            <text:p>0.228738</text:p>
          </table:table-cell>
          <table:table-cell office:value-type="float" office:value="39.4">
            <text:p>39.4</text:p>
          </table:table-cell>
          <table:table-cell table:formula="of:=[.C23]*[.B23]" office:value-type="float" office:value="9.0122772">
            <text:p>9.0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3]*([.C23]-[.E$37])^2" office:value-type="float" office:value="0.000613188149532112">
            <text:p>0.0006131881</text:p>
          </table:table-cell>
          <table:table-cell table:formula="of:=([.C23]-[.E$42])*[.B23]" office:value-type="float" office:value="3.9571674">
            <text:p>3.9571674</text:p>
          </table:table-cell>
          <table:table-cell table:number-columns-repeated="1011"/>
        </table:table-row>
        <table:table-row table:style-name="ro1">
          <table:table-cell table:formula="of:=[.A23]+1" office:value-type="float" office:value="23">
            <text:p>23</text:p>
          </table:table-cell>
          <table:table-cell office:value-type="float" office:value="15.936795">
            <text:p>15.936795</text:p>
          </table:table-cell>
          <table:table-cell office:value-type="float" office:value="39.91">
            <text:p>39.91</text:p>
          </table:table-cell>
          <table:table-cell table:formula="of:=[.C24]*[.B24]" office:value-type="float" office:value="636.03748845">
            <text:p>636.04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.9531</text:p>
          </table:table-cell>
          <table:table-cell table:number-columns-repeated="3"/>
          <table:table-cell table:formula="of:=[.B24]*([.C24]-[.E$37])^2" office:value-type="float" office:value="5.02952771464049">
            <text:p>5.0295277146</text:p>
          </table:table-cell>
          <table:table-cell table:formula="of:=([.C24]-[.E$42])*[.B24]" office:value-type="float" office:value="283.83431895">
            <text:p>283.83431895</text:p>
          </table:table-cell>
          <table:table-cell table:number-columns-repeated="1011"/>
        </table:table-row>
        <table:table-row table:style-name="ro1">
          <table:table-cell table:formula="of:=[.A24]+1" office:value-type="float" office:value="24">
            <text:p>24</text:p>
          </table:table-cell>
          <table:table-cell office:value-type="float" office:value="4.7701">
            <text:p>4.7701</text:p>
          </table:table-cell>
          <table:table-cell office:value-type="float" office:value="40.16">
            <text:p>40.16</text:p>
          </table:table-cell>
          <table:table-cell table:formula="of:=[.C25]*[.B25]" office:value-type="float" office:value="191.567216">
            <text:p>191.57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25]*([.C25]-[.E$37])^2" office:value-type="float" office:value="3.14340108679943">
            <text:p>3.1434010868</text:p>
          </table:table-cell>
          <table:table-cell table:formula="of:=([.C25]-[.E$42])*[.B25]" office:value-type="float" office:value="86.148006">
            <text:p>86.148006</text:p>
          </table:table-cell>
          <table:table-cell table:number-columns-repeated="1011"/>
        </table:table-row>
        <table:table-row table:style-name="ro1">
          <table:table-cell table:formula="of:=[.A25]+1" office:value-type="float" office:value="25">
            <text:p>25</text:p>
          </table:table-cell>
          <table:table-cell office:value-type="float" office:value="1.929667">
            <text:p>1.929667</text:p>
          </table:table-cell>
          <table:table-cell office:value-type="float" office:value="37.85">
            <text:p>37.85</text:p>
          </table:table-cell>
          <table:table-cell table:formula="of:=[.C26]*[.B26]" office:value-type="float" office:value="73.03789595">
            <text:p>73.04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6]*([.C26]-[.E$37])^2" office:value-type="float" office:value="4.33147610758343">
            <text:p>4.3314761076</text:p>
          </table:table-cell>
          <table:table-cell table:formula="of:=([.C26]-[.E$42])*[.B26]" office:value-type="float" office:value="30.39225525">
            <text:p>30.39225525</text:p>
          </table:table-cell>
          <table:table-cell table:number-columns-repeated="1011"/>
        </table:table-row>
        <table:table-row table:style-name="ro1">
          <table:table-cell table:formula="of:=[.A26]+1" office:value-type="float" office:value="26">
            <text:p>26</text:p>
          </table:table-cell>
          <table:table-cell office:value-type="float" office:value="5.781052">
            <text:p>5.781052</text:p>
          </table:table-cell>
          <table:table-cell office:value-type="float" office:value="39.26">
            <text:p>39.26</text:p>
          </table:table-cell>
          <table:table-cell table:formula="of:=[.C27]*[.B27]" office:value-type="float" office:value="226.96410152">
            <text:p>226.96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3"/>
          <table:table-cell table:formula="of:=[.B27]*([.C27]-[.E$37])^2" office:value-type="float" office:value="0.0449967636603527">
            <text:p>0.0449967637</text:p>
          </table:table-cell>
          <table:table-cell table:formula="of:=([.C27]-[.E$42])*[.B27]" office:value-type="float" office:value="99.20285232">
            <text:p>99.20285232</text:p>
          </table:table-cell>
          <table:table-cell table:number-columns-repeated="1011"/>
        </table:table-row>
        <table:table-row table:style-name="ro1">
          <table:table-cell table:formula="of:=[.A27]+1" office:value-type="float" office:value="27">
            <text:p>27</text:p>
          </table:table-cell>
          <table:table-cell office:value-type="float" office:value="1.712037">
            <text:p>1.712037</text:p>
          </table:table-cell>
          <table:table-cell office:value-type="float" office:value="39.23">
            <text:p>39.23</text:p>
          </table:table-cell>
          <table:table-cell table:formula="of:=[.C28]*[.B28]" office:value-type="float" office:value="67.16321151">
            <text:p>67.16</text:p>
          </table:table-cell>
          <table:table-cell office:value-type="float" office:value="500">
            <text:p>500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.8125">
            <text:p>0.8125</text:p>
          </table:table-cell>
          <table:table-cell table:number-columns-repeated="3"/>
          <table:table-cell table:formula="of:=[.B28]*([.C28]-[.E$37])^2" office:value-type="float" office:value="0.0239290317999921">
            <text:p>0.0239290318</text:p>
          </table:table-cell>
          <table:table-cell table:formula="of:=([.C28]-[.E$42])*[.B28]" office:value-type="float" office:value="29.32719381">
            <text:p>29.32719381</text:p>
          </table:table-cell>
          <table:table-cell table:number-columns-repeated="1011"/>
        </table:table-row>
        <table:table-row table:style-name="ro1">
          <table:table-cell table:formula="of:=[.A28]+1" office:value-type="float" office:value="28">
            <text:p>28</text:p>
          </table:table-cell>
          <table:table-cell office:value-type="float" office:value="4.80712">
            <text:p>4.80712</text:p>
          </table:table-cell>
          <table:table-cell office:value-type="float" office:value="39.62">
            <text:p>39.62</text:p>
          </table:table-cell>
          <table:table-cell table:formula="of:=[.C29]*[.B29]" office:value-type="float" office:value="190.4580944">
            <text:p>190.46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29]*([.C29]-[.E$37])^2" office:value-type="float" office:value="0.355064188267829">
            <text:p>0.3550641883</text:p>
          </table:table-cell>
          <table:table-cell table:formula="of:=([.C29]-[.E$42])*[.B29]" office:value-type="float" office:value="84.2207424">
            <text:p>84.2207424</text:p>
          </table:table-cell>
          <table:table-cell table:number-columns-repeated="1011"/>
        </table:table-row>
        <table:table-row table:style-name="ro1">
          <table:table-cell table:formula="of:=[.A29]+1" office:value-type="float" office:value="29">
            <text:p>29</text:p>
          </table:table-cell>
          <table:table-cell office:value-type="float" office:value="10.30263">
            <text:p>10.30263</text:p>
          </table:table-cell>
          <table:table-cell office:value-type="float" office:value="40.3">
            <text:p>40.3</text:p>
          </table:table-cell>
          <table:table-cell table:formula="of:=[.C30]*[.B30]" office:value-type="float" office:value="415.195989">
            <text:p>415.20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.8906</text:p>
          </table:table-cell>
          <table:table-cell table:number-columns-repeated="3"/>
          <table:table-cell table:formula="of:=[.B30]*([.C30]-[.E$37])^2" office:value-type="float" office:value="9.33291944511947">
            <text:p>9.3329194451</text:p>
          </table:table-cell>
          <table:table-cell table:formula="of:=([.C30]-[.E$42])*[.B30]" office:value-type="float" office:value="187.507866">
            <text:p>187.507866</text:p>
          </table:table-cell>
          <table:table-cell table:number-columns-repeated="1011"/>
        </table:table-row>
        <table:table-row table:style-name="ro1">
          <table:table-cell table:formula="of:=[.A30]+1" office:value-type="float" office:value="30">
            <text:p>30</text:p>
          </table:table-cell>
          <table:table-cell office:value-type="float" office:value="3.984195">
            <text:p>3.984195</text:p>
          </table:table-cell>
          <table:table-cell office:value-type="float" office:value="38.08">
            <text:p>38.08</text:p>
          </table:table-cell>
          <table:table-cell table:formula="of:=[.C31]*[.B31]" office:value-type="float" office:value="151.7181456">
            <text:p>151.72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31]*([.C31]-[.E$37])^2" office:value-type="float" office:value="6.40814875761518">
            <text:p>6.4081487576</text:p>
          </table:table-cell>
          <table:table-cell table:formula="of:=([.C31]-[.E$42])*[.B31]" office:value-type="float" office:value="63.6674361">
            <text:p>63.6674361</text:p>
          </table:table-cell>
          <table:table-cell table:number-columns-repeated="1011"/>
        </table:table-row>
        <table:table-row table:style-name="ro1">
          <table:table-cell table:style-name="ce10"/>
          <table:table-cell table:style-name="ce13" table:number-columns-repeated="3"/>
          <table:table-cell table:style-name="ce10" table:number-columns-repeated="1001"/>
          <table:table-cell table:number-columns-repeated="19"/>
        </table:table-row>
        <table:table-row table:style-name="ro1">
          <table:table-cell office:value-type="string">
            <text:p>Suma</text:p>
          </table:table-cell>
          <table:table-cell table:style-name="ce14" table:formula="of:=SUM([.B2:.B31])" office:value-type="float" office:value="132.877352">
            <text:p>132.88</text:p>
          </table:table-cell>
          <table:table-cell table:style-name="ce14"/>
          <table:table-cell/>
          <table:table-cell table:style-name="ce14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1" office:value-type="string">
            <text:p>Promedios</text:p>
          </table:table-cell>
          <table:table-cell table:style-name="ce11"/>
          <table:table-cell table:style-name="ce12" office:value-type="string">
            <text:p>Fitness</text:p>
          </table:table-cell>
          <table:table-cell table:style-name="ce12" office:value-type="string">
            <text:p>Time</text:p>
          </table:table-cell>
          <table:table-cell table:style-name="ce12" office:value-type="string">
            <text:p>Power</text:p>
          </table:table-cell>
          <table:table-cell table:style-name="ce12" office:value-type="string">
            <text:p>Energy</text:p>
          </table:table-cell>
          <table:table-cell table:style-name="ce12" table:number-columns-repeated="5"/>
          <table:table-cell table:number-columns-repeated="2"/>
          <table:table-cell table:style-name="ce12" table:number-columns-repeated="1011"/>
        </table:table-row>
        <table:table-row table:style-name="ro3">
          <table:table-cell table:style-name="ce12"/>
          <table:table-cell table:style-name="ce12" office:value-type="string">
            <text:p>media</text:p>
          </table:table-cell>
          <table:table-cell table:style-name="ce15" table:formula="of:=AVERAGE([.G2:.G31])" office:value-type="float" office:value="58.3666666666667">
            <text:p>58.37</text:p>
          </table:table-cell>
          <table:table-cell table:style-name="ce15" table:formula="of:=AVERAGE([.B2:.B31])" office:value-type="float" office:value="4.42924506666667">
            <text:p>4.43</text:p>
          </table:table-cell>
          <table:table-cell table:style-name="ce15" table:formula="of:=SUM([.D2:.D31])/SUM([.B2:.B31])" office:value-type="float" office:value="39.3482240928462">
            <text:p>39.35</text:p>
          </table:table-cell>
          <table:table-cell table:style-name="ce15" table:formula="of:=AVERAGE([.D2:.D31])" office:value-type="float" office:value="174.282927445333">
            <text:p>174.28</text:p>
          </table:table-cell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5" table:formula="of:=AVERAGE([.M2:.M31])" office:value-type="float" office:value="76.396611472">
            <text:p>76.40</text:p>
          </table:table-cell>
          <table:table-cell table:style-name="ce12" table:number-columns-repeated="1011"/>
        </table:table-row>
        <table:table-row table:style-name="ro3">
          <table:table-cell table:style-name="ce12"/>
          <table:table-cell table:style-name="ce12" office:value-type="string">
            <text:p>error estándar</text:p>
          </table:table-cell>
          <table:table-cell table:style-name="ce15" table:formula="of:=STDEVP([.G2:.G31])/SQRT(COUNT([.G2:.G31]))" office:value-type="float" office:value="0.6806587223391">
            <text:p>0.68</text:p>
          </table:table-cell>
          <table:table-cell table:style-name="ce15" table:formula="of:=STDEVP([.B2:.B31])/SQRT(COUNT([.B2:.B31]))" office:value-type="float" office:value="0.542681364386338">
            <text:p>0.54</text:p>
          </table:table-cell>
          <table:table-cell table:style-name="ce15" table:formula="of:=SQRT(SUM([.H2:.H31])/SUM([.B2:.B31]))/SQRT(COUNT([.D2:.D31]))" office:value-type="float" office:value="0.0828448636152163">
            <text:p>0.08</text:p>
          </table:table-cell>
          <table:table-cell table:style-name="ce15" table:formula="of:=STDEVP([.D2:.D31])/SQRT(COUNT([.D2:.D31]))" office:value-type="float" office:value="21.7764227514255">
            <text:p>21.78</text:p>
          </table:table-cell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5" table:formula="of:=STDEVP([.M2:.M31])/SQRT(COUNT([.M2:.M31]))" office:value-type="float" office:value="9.78973077469743">
            <text:p>9.79</text:p>
          </table:table-cell>
          <table:table-cell table:style-name="ce12" table:number-columns-repeated="1011"/>
        </table:table-row>
        <table:table-row table:style-name="ro3">
          <table:table-cell table:style-name="ce12" table:number-columns-repeated="2"/>
          <table:table-cell table:style-name="ce15" table:number-columns-repeated="4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5"/>
          <table:table-cell table:style-name="ce12" table:number-columns-repeated="1011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office:value-type="string">
            <text:p>Voltaje</text:p>
          </table:table-cell>
          <table:table-cell/>
          <table:table-cell table:style-name="Default"/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16" office:value-type="string">
            <text:p>P (Kw/h)</text:p>
          </table:table-cell>
          <table:table-cell table:style-name="ce16" office:value-type="string">
            <text:p>E(J)=P(w)*t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office:value-type="float" office:value="232.2">
            <text:p>232.2</text:p>
          </table:table-cell>
          <table:table-cell/>
          <table:table-cell table:style-name="Default"/>
          <table:table-cell office:value-type="float" office:value="22.1">
            <text:p>22.1</text:p>
          </table:table-cell>
          <table:table-cell office:value-type="float" office:value="39.48">
            <text:p>39.48</text:p>
          </table:table-cell>
          <table:table-cell table:formula="of:=[.F42]-[.E42]" office:value-type="float" office:value="17.38">
            <text:p>17.38</text:p>
          </table:table-cell>
          <table:table-cell table:style-name="ce17" table:formula="of:=(([.$G$42]/1000)*([.$B$33]/3600))" office:value-type="float" office:value="0.000641502327155555">
            <text:p>0.00064150</text:p>
          </table:table-cell>
          <table:table-cell table:style-name="ce18" table:formula="of:=[.$G$42]*[.$B$33]" office:value-type="float" office:value="2309.40837776">
            <text:p>2309.41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</table:table>
      <table:table table:name="500G_400I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2">
          <table:table-cell table:style-name="ce9"/>
          <table:table-cell table:style-name="ce9" office:value-type="string">
            <text:p>Time(s)</text:p>
          </table:table-cell>
          <table:table-cell table:style-name="ce9" office:value-type="string">
            <text:p>Power(W)</text:p>
          </table:table-cell>
          <table:table-cell table:style-name="ce9" office:value-type="string">
            <text:p>Energy(Joules)</text:p>
          </table:table-cell>
          <table:table-cell table:style-name="ce9" office:value-type="string">
            <text:p>Generation</text:p>
          </table:table-cell>
          <table:table-cell table:style-name="ce9" office:value-type="string">
            <text:p>s_fitness</text:p>
          </table:table-cell>
          <table:table-cell table:style-name="ce9" office:value-type="string">
            <text:p>r_fitness</text:p>
          </table:table-cell>
          <table:table-cell table:style-name="ce9" office:value-type="string">
            <text:p>a_fitness</text:p>
          </table:table-cell>
          <table:table-cell table:style-name="ce9" table:number-columns-repeated="3"/>
          <table:table-cell table:style-name="ce19" office:value-type="string">
            <text:p>aux</text:p>
          </table:table-cell>
          <table:table-cell table:style-name="ce12"/>
          <table:table-cell table:style-name="ce9" table:number-columns-repeated="983"/>
          <table:table-cell table:number-columns-repeated="2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.366664">
            <text:p>6.366664</text:p>
          </table:table-cell>
          <table:table-cell office:value-type="float" office:value="40.09">
            <text:p>40.09</text:p>
          </table:table-cell>
          <table:table-cell table:style-name="ce14" table:formula="of:=[.C2]*[.B2]" office:value-type="float" office:value="255.23955976">
            <text:p>255.24</text:p>
          </table:table-cell>
          <table:table-cell office:value-type="float" office:value="500">
            <text:p>500</text:p>
          </table:table-cell>
          <table:table-cell table:style-name="ce20" office:value-type="float" office:value="5">
            <text:p>5</text:p>
          </table:table-cell>
          <table:table-cell office:value-type="float" office:value="59">
            <text:p>59</text:p>
          </table:table-cell>
          <table:table-cell table:style-name="ce20" office:value-type="float" office:value="0.9219">
            <text:p>0.9219</text:p>
          </table:table-cell>
          <table:table-cell table:number-columns-repeated="3"/>
          <table:table-cell table:style-name="ce12" table:formula="of:=[.B2]*([.C2]-[.E$37])^2" office:value-type="float" office:value="0.41868817990042">
            <text:p>0.4186881799</text:p>
          </table:table-cell>
          <table:table-cell table:style-name="ce12" table:formula="of:=([.C2]-[.E$42])*[.B2]" office:value-type="float" office:value="114.53628536">
            <text:p>114.53628536</text:p>
          </table:table-cell>
          <table:table-cell table:number-columns-repeated="1011"/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5.224342">
            <text:p>5.224342</text:p>
          </table:table-cell>
          <table:table-cell office:value-type="float" office:value="40.13">
            <text:p>40.13</text:p>
          </table:table-cell>
          <table:table-cell table:style-name="ce14" table:formula="of:=[.C3]*[.B3]" office:value-type="float" office:value="209.65284446">
            <text:p>209.65</text:p>
          </table:table-cell>
          <table:table-cell office:value-type="float" office:value="500">
            <text:p>500</text:p>
          </table:table-cell>
          <table:table-cell table:style-name="ce20" office:value-type="float" office:value="2">
            <text:p>2</text:p>
          </table:table-cell>
          <table:table-cell office:value-type="float" office:value="62">
            <text:p>62</text:p>
          </table:table-cell>
          <table:table-cell table:style-name="ce20" office:value-type="float" office:value="0.9688">
            <text:p>0.9688</text:p>
          </table:table-cell>
          <table:table-cell table:number-columns-repeated="3"/>
          <table:table-cell table:style-name="ce12" table:formula="of:=[.B3]*([.C3]-[.E$37])^2" office:value-type="float" office:value="0.244745784330975">
            <text:p>0.2447457843</text:p>
          </table:table-cell>
          <table:table-cell table:style-name="ce12" table:formula="of:=([.C3]-[.E$42])*[.B3]" office:value-type="float" office:value="94.19488626">
            <text:p>94.19488626</text:p>
          </table:table-cell>
          <table:table-cell table:number-columns-repeated="1011"/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17.006211">
            <text:p>17.006211</text:p>
          </table:table-cell>
          <table:table-cell office:value-type="float" office:value="40.23">
            <text:p>40.23</text:p>
          </table:table-cell>
          <table:table-cell table:style-name="ce14" table:formula="of:=[.C4]*[.B4]" office:value-type="float" office:value="684.15986853">
            <text:p>684.16</text:p>
          </table:table-cell>
          <table:table-cell office:value-type="float" office:value="500">
            <text:p>500</text:p>
          </table:table-cell>
          <table:table-cell table:style-name="ce20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20" office:value-type="float" office:value="0.9375">
            <text:p>0.9375</text:p>
          </table:table-cell>
          <table:table-cell table:number-columns-repeated="3"/>
          <table:table-cell table:style-name="ce12" table:formula="of:=[.B4]*([.C4]-[.E$37])^2" office:value-type="float" office:value="0.230583319397153">
            <text:p>0.2305833194</text:p>
          </table:table-cell>
          <table:table-cell table:style-name="ce12" table:formula="of:=([.C4]-[.E$42])*[.B4]" office:value-type="float" office:value="308.32260543">
            <text:p>308.32260543</text:p>
          </table:table-cell>
          <table:table-cell table:number-columns-repeated="1011"/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14.268385">
            <text:p>14.268385</text:p>
          </table:table-cell>
          <table:table-cell office:value-type="float" office:value="40.37">
            <text:p>40.37</text:p>
          </table:table-cell>
          <table:table-cell table:style-name="ce14" table:formula="of:=[.C5]*[.B5]" office:value-type="float" office:value="576.01470245">
            <text:p>576.01</text:p>
          </table:table-cell>
          <table:table-cell office:value-type="float" office:value="360">
            <text:p>360</text:p>
          </table:table-cell>
          <table:table-cell table:style-name="ce20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20" office:value-type="float" office:value="1">
            <text:p>1</text:p>
          </table:table-cell>
          <table:table-cell table:number-columns-repeated="3"/>
          <table:table-cell table:style-name="ce12" table:formula="of:=[.B5]*([.C5]-[.E$37])^2" office:value-type="float" office:value="0.00791856810060744">
            <text:p>0.0079185681</text:p>
          </table:table-cell>
          <table:table-cell table:style-name="ce12" table:formula="of:=([.C5]-[.E$42])*[.B5]" office:value-type="float" office:value="260.68339395">
            <text:p>260.68339395</text:p>
          </table:table-cell>
          <table:table-cell table:number-columns-repeated="1011"/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9.751622">
            <text:p>9.751622</text:p>
          </table:table-cell>
          <table:table-cell office:value-type="float" office:value="40.18">
            <text:p>40.18</text:p>
          </table:table-cell>
          <table:table-cell table:style-name="ce14" table:formula="of:=[.C6]*[.B6]" office:value-type="float" office:value="391.82017196">
            <text:p>391.82</text:p>
          </table:table-cell>
          <table:table-cell office:value-type="float" office:value="500">
            <text:p>500</text:p>
          </table:table-cell>
          <table:table-cell table:style-name="ce20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20" office:value-type="float" office:value="0.9375">
            <text:p>0.9375</text:p>
          </table:table-cell>
          <table:table-cell table:number-columns-repeated="3"/>
          <table:table-cell table:style-name="ce12" table:formula="of:=[.B6]*([.C6]-[.E$37])^2" office:value-type="float" office:value="0.270149033013448">
            <text:p>0.270149033</text:p>
          </table:table-cell>
          <table:table-cell table:style-name="ce12" table:formula="of:=([.C6]-[.E$42])*[.B6]" office:value-type="float" office:value="176.30932576">
            <text:p>176.30932576</text:p>
          </table:table-cell>
          <table:table-cell table:number-columns-repeated="1011"/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5.590106">
            <text:p>5.590106</text:p>
          </table:table-cell>
          <table:table-cell office:value-type="float" office:value="40">
            <text:p>40</text:p>
          </table:table-cell>
          <table:table-cell table:style-name="ce14" table:formula="of:=[.C7]*[.B7]" office:value-type="float" office:value="223.60424">
            <text:p>223.60</text:p>
          </table:table-cell>
          <table:table-cell office:value-type="float" office:value="289">
            <text:p>289</text:p>
          </table:table-cell>
          <table:table-cell table:style-name="ce20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20" office:value-type="float" office:value="1">
            <text:p>1</text:p>
          </table:table-cell>
          <table:table-cell table:number-columns-repeated="3"/>
          <table:table-cell table:style-name="ce12" table:formula="of:=[.B7]*([.C7]-[.E$37])^2" office:value-type="float" office:value="0.670936559243821">
            <text:p>0.6709365592</text:p>
          </table:table-cell>
          <table:table-cell table:style-name="ce12" table:formula="of:=([.C7]-[.E$42])*[.B7]" office:value-type="float" office:value="100.0628974">
            <text:p>100.0628974</text:p>
          </table:table-cell>
          <table:table-cell table:number-columns-repeated="1011"/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10.743622">
            <text:p>10.743622</text:p>
          </table:table-cell>
          <table:table-cell office:value-type="float" office:value="40.63">
            <text:p>40.63</text:p>
          </table:table-cell>
          <table:table-cell table:style-name="ce14" table:formula="of:=[.C8]*[.B8]" office:value-type="float" office:value="436.51336186">
            <text:p>436.51</text:p>
          </table:table-cell>
          <table:table-cell office:value-type="float" office:value="500">
            <text:p>500</text:p>
          </table:table-cell>
          <table:table-cell table:style-name="ce20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20" office:value-type="float" office:value="0.9375">
            <text:p>0.9375</text:p>
          </table:table-cell>
          <table:table-cell table:number-columns-repeated="3"/>
          <table:table-cell table:style-name="ce12" table:formula="of:=[.B8]*([.C8]-[.E$37])^2" office:value-type="float" office:value="0.863841598238587">
            <text:p>0.8638415982</text:p>
          </table:table-cell>
          <table:table-cell table:style-name="ce12" table:formula="of:=([.C8]-[.E$42])*[.B8]" office:value-type="float" office:value="199.07931566">
            <text:p>199.07931566</text:p>
          </table:table-cell>
          <table:table-cell table:number-columns-repeated="1011"/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14.445691">
            <text:p>14.445691</text:p>
          </table:table-cell>
          <table:table-cell office:value-type="float" office:value="40.33">
            <text:p>40.33</text:p>
          </table:table-cell>
          <table:table-cell table:style-name="ce14" table:formula="of:=[.C9]*[.B9]" office:value-type="float" office:value="582.59471803">
            <text:p>582.59</text:p>
          </table:table-cell>
          <table:table-cell office:value-type="float" office:value="500">
            <text:p>500</text:p>
          </table:table-cell>
          <table:table-cell table:style-name="ce20" office:value-type="float" office:value="6">
            <text:p>6</text:p>
          </table:table-cell>
          <table:table-cell office:value-type="float" office:value="58">
            <text:p>58</text:p>
          </table:table-cell>
          <table:table-cell table:style-name="ce20" office:value-type="float" office:value="0.9062">
            <text:p>0.9062</text:p>
          </table:table-cell>
          <table:table-cell table:number-columns-repeated="3"/>
          <table:table-cell table:style-name="ce12" table:formula="of:=[.B9]*([.C9]-[.E$37])^2" office:value-type="float" office:value="0.00390530331270555">
            <text:p>0.0039053033</text:p>
          </table:table-cell>
          <table:table-cell table:style-name="ce12" table:formula="of:=([.C9]-[.E$42])*[.B9]" office:value-type="float" office:value="263.34494693">
            <text:p>263.34494693</text:p>
          </table:table-cell>
          <table:table-cell table:number-columns-repeated="1011"/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float" office:value="0.767067">
            <text:p>0.767067</text:p>
          </table:table-cell>
          <table:table-cell office:value-type="float" office:value="39.5">
            <text:p>39.5</text:p>
          </table:table-cell>
          <table:table-cell table:style-name="ce14" table:formula="of:=[.C10]*[.B10]" office:value-type="float" office:value="30.2991465">
            <text:p>30.30</text:p>
          </table:table-cell>
          <table:table-cell office:value-type="float" office:value="60">
            <text:p>60</text:p>
          </table:table-cell>
          <table:table-cell table:style-name="ce20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20" office:value-type="float" office:value="1">
            <text:p>1</text:p>
          </table:table-cell>
          <table:table-cell table:number-columns-repeated="3"/>
          <table:table-cell table:style-name="ce12" table:formula="of:=[.B10]*([.C10]-[.E$37])^2" office:value-type="float" office:value="0.549576112655282">
            <text:p>0.5495761127</text:p>
          </table:table-cell>
          <table:table-cell table:style-name="ce12" table:formula="of:=([.C10]-[.E$42])*[.B10]" office:value-type="float" office:value="13.3469658">
            <text:p>13.3469658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float" office:value="8.923323">
            <text:p>8.923323</text:p>
          </table:table-cell>
          <table:table-cell office:value-type="float" office:value="40.22">
            <text:p>40.22</text:p>
          </table:table-cell>
          <table:table-cell table:style-name="ce14" table:formula="of:=[.C11]*[.B11]" office:value-type="float" office:value="358.89605106">
            <text:p>358.90</text:p>
          </table:table-cell>
          <table:table-cell office:value-type="float" office:value="500">
            <text:p>500</text:p>
          </table:table-cell>
          <table:table-cell table:style-name="ce20" office:value-type="float" office:value="7">
            <text:p>7</text:p>
          </table:table-cell>
          <table:table-cell office:value-type="float" office:value="57">
            <text:p>57</text:p>
          </table:table-cell>
          <table:table-cell table:style-name="ce20" office:value-type="float" office:value="0.8906">
            <text:p>0.8906</text:p>
          </table:table-cell>
          <table:table-cell table:number-columns-repeated="3"/>
          <table:table-cell table:style-name="ce12" table:formula="of:=[.B11]*([.C11]-[.E$37])^2" office:value-type="float" office:value="0.14266264055144">
            <text:p>0.1426626406</text:p>
          </table:table-cell>
          <table:table-cell table:style-name="ce12" table:formula="of:=([.C11]-[.E$42])*[.B11]" office:value-type="float" office:value="161.69061276">
            <text:p>161.69061276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float" office:value="8.600684">
            <text:p>8.600684</text:p>
          </table:table-cell>
          <table:table-cell office:value-type="float" office:value="40.27">
            <text:p>40.27</text:p>
          </table:table-cell>
          <table:table-cell table:style-name="ce14" table:formula="of:=[.C12]*[.B12]" office:value-type="float" office:value="346.34954468">
            <text:p>346.35</text:p>
          </table:table-cell>
          <table:table-cell office:value-type="float" office:value="500">
            <text:p>500</text:p>
          </table:table-cell>
          <table:table-cell table:style-name="ce20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20" office:value-type="float" office:value="0.9375">
            <text:p>0.9375</text:p>
          </table:table-cell>
          <table:table-cell table:number-columns-repeated="3"/>
          <table:table-cell table:style-name="ce12" table:formula="of:=[.B12]*([.C12]-[.E$37])^2" office:value-type="float" office:value="0.05025723764974">
            <text:p>0.0502572376</text:p>
          </table:table-cell>
          <table:table-cell table:style-name="ce12" table:formula="of:=([.C12]-[.E$42])*[.B12]" office:value-type="float" office:value="156.27442828">
            <text:p>156.27442828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2">
            <text:p>12</text:p>
          </table:table-cell>
          <table:table-cell office:value-type="float" office:value="4.717381">
            <text:p>4.717381</text:p>
          </table:table-cell>
          <table:table-cell office:value-type="float" office:value="39.84">
            <text:p>39.84</text:p>
          </table:table-cell>
          <table:table-cell table:style-name="ce14" table:formula="of:=[.C13]*[.B13]" office:value-type="float" office:value="187.94045904">
            <text:p>187.94</text:p>
          </table:table-cell>
          <table:table-cell office:value-type="float" office:value="326">
            <text:p>326</text:p>
          </table:table-cell>
          <table:table-cell table:style-name="ce20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20" office:value-type="float" office:value="1">
            <text:p>1</text:p>
          </table:table-cell>
          <table:table-cell table:number-columns-repeated="3"/>
          <table:table-cell table:style-name="ce12" table:formula="of:=[.B13]*([.C13]-[.E$37])^2" office:value-type="float" office:value="1.2099310344367">
            <text:p>1.2099310344</text:p>
          </table:table-cell>
          <table:table-cell table:style-name="ce12" table:formula="of:=([.C13]-[.E$42])*[.B13]" office:value-type="float" office:value="83.68633894">
            <text:p>83.68633894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3">
            <text:p>13</text:p>
          </table:table-cell>
          <table:table-cell office:value-type="float" office:value="10.001942">
            <text:p>10.001942</text:p>
          </table:table-cell>
          <table:table-cell office:value-type="float" office:value="40.16">
            <text:p>40.16</text:p>
          </table:table-cell>
          <table:table-cell table:style-name="ce14" table:formula="of:=[.C14]*[.B14]" office:value-type="float" office:value="401.67799072">
            <text:p>401.68</text:p>
          </table:table-cell>
          <table:table-cell office:value-type="float" office:value="500">
            <text:p>500</text:p>
          </table:table-cell>
          <table:table-cell table:style-name="ce20" office:value-type="float" office:value="8">
            <text:p>8</text:p>
          </table:table-cell>
          <table:table-cell office:value-type="float" office:value="56">
            <text:p>56</text:p>
          </table:table-cell>
          <table:table-cell table:style-name="ce20" office:value-type="float" office:value="0.875">
            <text:p>0.875</text:p>
          </table:table-cell>
          <table:table-cell table:number-columns-repeated="3"/>
          <table:table-cell table:style-name="ce12" table:formula="of:=[.B14]*([.C14]-[.E$37])^2" office:value-type="float" office:value="0.34767420433963">
            <text:p>0.3476742043</text:p>
          </table:table-cell>
          <table:table-cell table:style-name="ce12" table:formula="of:=([.C14]-[.E$42])*[.B14]" office:value-type="float" office:value="180.63507252">
            <text:p>180.63507252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float" office:value="8.305735">
            <text:p>8.305735</text:p>
          </table:table-cell>
          <table:table-cell office:value-type="float" office:value="40.42">
            <text:p>40.42</text:p>
          </table:table-cell>
          <table:table-cell table:style-name="ce14" table:formula="of:=[.C15]*[.B15]" office:value-type="float" office:value="335.7178087">
            <text:p>335.72</text:p>
          </table:table-cell>
          <table:table-cell office:value-type="float" office:value="500">
            <text:p>500</text:p>
          </table:table-cell>
          <table:table-cell table:style-name="ce20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20" office:value-type="float" office:value="0.9375">
            <text:p>0.9375</text:p>
          </table:table-cell>
          <table:table-cell table:number-columns-repeated="3"/>
          <table:table-cell table:style-name="ce12" table:formula="of:=[.B15]*([.C15]-[.E$37])^2" office:value-type="float" office:value="0.0449403339003719">
            <text:p>0.0449403339</text:p>
          </table:table-cell>
          <table:table-cell table:style-name="ce12" table:formula="of:=([.C15]-[.E$42])*[.B15]" office:value-type="float" office:value="152.1610652">
            <text:p>152.1610652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15">
            <text:p>15</text:p>
          </table:table-cell>
          <table:table-cell office:value-type="float" office:value="10.133227">
            <text:p>10.133227</text:p>
          </table:table-cell>
          <table:table-cell office:value-type="float" office:value="40.37">
            <text:p>40.37</text:p>
          </table:table-cell>
          <table:table-cell table:style-name="ce14" table:formula="of:=[.C16]*[.B16]" office:value-type="float" office:value="409.07837399">
            <text:p>409.08</text:p>
          </table:table-cell>
          <table:table-cell office:value-type="float" office:value="500">
            <text:p>500</text:p>
          </table:table-cell>
          <table:table-cell table:style-name="ce20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20" office:value-type="float" office:value="0.9375">
            <text:p>0.9375</text:p>
          </table:table-cell>
          <table:table-cell table:number-columns-repeated="3"/>
          <table:table-cell table:style-name="ce12" table:formula="of:=[.B16]*([.C16]-[.E$37])^2" office:value-type="float" office:value="0.00562366715493127">
            <text:p>0.0056236672</text:p>
          </table:table-cell>
          <table:table-cell table:style-name="ce12" table:formula="of:=([.C16]-[.E$42])*[.B16]" office:value-type="float" office:value="185.13405729">
            <text:p>185.13405729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6">
            <text:p>16</text:p>
          </table:table-cell>
          <table:table-cell office:value-type="float" office:value="8.416905">
            <text:p>8.416905</text:p>
          </table:table-cell>
          <table:table-cell office:value-type="float" office:value="40.27">
            <text:p>40.27</text:p>
          </table:table-cell>
          <table:table-cell table:style-name="ce14" table:formula="of:=[.C17]*[.B17]" office:value-type="float" office:value="338.94876435">
            <text:p>338.95</text:p>
          </table:table-cell>
          <table:table-cell office:value-type="float" office:value="500">
            <text:p>500</text:p>
          </table:table-cell>
          <table:table-cell table:style-name="ce20" office:value-type="float" office:value="6">
            <text:p>6</text:p>
          </table:table-cell>
          <table:table-cell office:value-type="float" office:value="58">
            <text:p>58</text:p>
          </table:table-cell>
          <table:table-cell table:style-name="ce20" office:value-type="float" office:value="0.9062">
            <text:p>0.9062</text:p>
          </table:table-cell>
          <table:table-cell table:number-columns-repeated="3"/>
          <table:table-cell table:style-name="ce12" table:formula="of:=[.B17]*([.C17]-[.E$37])^2" office:value-type="float" office:value="0.0491833434248119">
            <text:p>0.0491833434</text:p>
          </table:table-cell>
          <table:table-cell table:style-name="ce12" table:formula="of:=([.C17]-[.E$42])*[.B17]" office:value-type="float" office:value="152.93516385">
            <text:p>152.93516385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17">
            <text:p>17</text:p>
          </table:table-cell>
          <table:table-cell office:value-type="float" office:value="3.409545">
            <text:p>3.409545</text:p>
          </table:table-cell>
          <table:table-cell office:value-type="float" office:value="40.25">
            <text:p>40.25</text:p>
          </table:table-cell>
          <table:table-cell table:style-name="ce14" table:formula="of:=[.C18]*[.B18]" office:value-type="float" office:value="137.23418625">
            <text:p>137.23</text:p>
          </table:table-cell>
          <table:table-cell office:value-type="float" office:value="167">
            <text:p>167</text:p>
          </table:table-cell>
          <table:table-cell table:style-name="ce20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20" office:value-type="float" office:value="1">
            <text:p>1</text:p>
          </table:table-cell>
          <table:table-cell table:number-columns-repeated="3"/>
          <table:table-cell table:style-name="ce12" table:formula="of:=[.B18]*([.C18]-[.E$37])^2" office:value-type="float" office:value="0.0317124695993314">
            <text:p>0.0317124696</text:p>
          </table:table-cell>
          <table:table-cell table:style-name="ce12" table:formula="of:=([.C18]-[.E$42])*[.B18]" office:value-type="float" office:value="61.88324175">
            <text:p>61.88324175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18">
            <text:p>18</text:p>
          </table:table-cell>
          <table:table-cell office:value-type="float" office:value="17.185271">
            <text:p>17.185271</text:p>
          </table:table-cell>
          <table:table-cell office:value-type="float" office:value="40.45">
            <text:p>40.45</text:p>
          </table:table-cell>
          <table:table-cell table:style-name="ce14" table:formula="of:=[.C19]*[.B19]" office:value-type="float" office:value="695.14421195">
            <text:p>695.14</text:p>
          </table:table-cell>
          <table:table-cell office:value-type="float" office:value="500">
            <text:p>500</text:p>
          </table:table-cell>
          <table:table-cell table:style-name="ce20" office:value-type="float" office:value="8">
            <text:p>8</text:p>
          </table:table-cell>
          <table:table-cell office:value-type="float" office:value="56">
            <text:p>56</text:p>
          </table:table-cell>
          <table:table-cell table:style-name="ce20" office:value-type="float" office:value="0.875">
            <text:p>0.875</text:p>
          </table:table-cell>
          <table:table-cell table:number-columns-repeated="3"/>
          <table:table-cell table:style-name="ce12" table:formula="of:=[.B19]*([.C19]-[.E$37])^2" office:value-type="float" office:value="0.184298820943147">
            <text:p>0.1842988209</text:p>
          </table:table-cell>
          <table:table-cell table:style-name="ce12" table:formula="of:=([.C19]-[.E$42])*[.B19]" office:value-type="float" office:value="315.34972285">
            <text:p>315.34972285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19">
            <text:p>19</text:p>
          </table:table-cell>
          <table:table-cell office:value-type="float" office:value="7.117014">
            <text:p>7.117014</text:p>
          </table:table-cell>
          <table:table-cell office:value-type="float" office:value="40.45">
            <text:p>40.45</text:p>
          </table:table-cell>
          <table:table-cell table:style-name="ce14" table:formula="of:=[.C20]*[.B20]" office:value-type="float" office:value="287.8832163">
            <text:p>287.88</text:p>
          </table:table-cell>
          <table:table-cell office:value-type="float" office:value="500">
            <text:p>500</text:p>
          </table:table-cell>
          <table:table-cell table:style-name="ce20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20" office:value-type="float" office:value="0.9375">
            <text:p>0.9375</text:p>
          </table:table-cell>
          <table:table-cell table:number-columns-repeated="3"/>
          <table:table-cell table:style-name="ce12" table:formula="of:=[.B20]*([.C20]-[.E$37])^2" office:value-type="float" office:value="0.0763245042126986">
            <text:p>0.0763245042</text:p>
          </table:table-cell>
          <table:table-cell table:style-name="ce12" table:formula="of:=([.C20]-[.E$42])*[.B20]" office:value-type="float" office:value="130.5972069">
            <text:p>130.5972069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0">
            <text:p>20</text:p>
          </table:table-cell>
          <table:table-cell office:value-type="float" office:value="8.300228">
            <text:p>8.300228</text:p>
          </table:table-cell>
          <table:table-cell office:value-type="float" office:value="40.01">
            <text:p>40.01</text:p>
          </table:table-cell>
          <table:table-cell table:style-name="ce14" table:formula="of:=[.C21]*[.B21]" office:value-type="float" office:value="332.09212228">
            <text:p>332.09</text:p>
          </table:table-cell>
          <table:table-cell office:value-type="float" office:value="363">
            <text:p>363</text:p>
          </table:table-cell>
          <table:table-cell table:style-name="ce20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20" office:value-type="float" office:value="1">
            <text:p>1</text:p>
          </table:table-cell>
          <table:table-cell table:number-columns-repeated="3"/>
          <table:table-cell table:style-name="ce12" table:formula="of:=[.B21]*([.C21]-[.E$37])^2" office:value-type="float" office:value="0.939530285885641">
            <text:p>0.9395302859</text:p>
          </table:table-cell>
          <table:table-cell table:style-name="ce12" table:formula="of:=([.C21]-[.E$42])*[.B21]" office:value-type="float" office:value="148.65708348">
            <text:p>148.65708348</text:p>
          </table:table-cell>
          <table:table-cell table:number-columns-repeated="1011"/>
        </table:table-row>
        <table:table-row table:style-name="ro1">
          <table:table-cell table:formula="of:=[.A21]+1" office:value-type="float" office:value="21">
            <text:p>21</text:p>
          </table:table-cell>
          <table:table-cell office:value-type="float" office:value="11.544735">
            <text:p>11.544735</text:p>
          </table:table-cell>
          <table:table-cell office:value-type="float" office:value="40.31">
            <text:p>40.31</text:p>
          </table:table-cell>
          <table:table-cell table:style-name="ce14" table:formula="of:=[.C22]*[.B22]" office:value-type="float" office:value="465.36826785">
            <text:p>465.37</text:p>
          </table:table-cell>
          <table:table-cell office:value-type="float" office:value="500">
            <text:p>500</text:p>
          </table:table-cell>
          <table:table-cell table:style-name="ce20" office:value-type="float" office:value="8">
            <text:p>8</text:p>
          </table:table-cell>
          <table:table-cell office:value-type="float" office:value="56">
            <text:p>56</text:p>
          </table:table-cell>
          <table:table-cell table:style-name="ce20" office:value-type="float" office:value="0.875">
            <text:p>0.875</text:p>
          </table:table-cell>
          <table:table-cell table:number-columns-repeated="3"/>
          <table:table-cell table:style-name="ce12" table:formula="of:=[.B22]*([.C22]-[.E$37])^2" office:value-type="float" office:value="0.0153317456955342">
            <text:p>0.0153317457</text:p>
          </table:table-cell>
          <table:table-cell table:style-name="ce12" table:formula="of:=([.C22]-[.E$42])*[.B22]" office:value-type="float" office:value="210.22962435">
            <text:p>210.22962435</text:p>
          </table:table-cell>
          <table:table-cell table:number-columns-repeated="1011"/>
        </table:table-row>
        <table:table-row table:style-name="ro1">
          <table:table-cell table:formula="of:=[.A22]+1" office:value-type="float" office:value="22">
            <text:p>22</text:p>
          </table:table-cell>
          <table:table-cell office:value-type="float" office:value="20.9892">
            <text:p>20.9892</text:p>
          </table:table-cell>
          <table:table-cell office:value-type="float" office:value="40.47">
            <text:p>40.47</text:p>
          </table:table-cell>
          <table:table-cell table:style-name="ce14" table:formula="of:=[.C23]*[.B23]" office:value-type="float" office:value="849.432924">
            <text:p>849.43</text:p>
          </table:table-cell>
          <table:table-cell office:value-type="float" office:value="484">
            <text:p>484</text:p>
          </table:table-cell>
          <table:table-cell table:style-name="ce20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20" office:value-type="float" office:value="1">
            <text:p>1</text:p>
          </table:table-cell>
          <table:table-cell table:number-columns-repeated="3"/>
          <table:table-cell table:style-name="ce12" table:formula="of:=[.B23]*([.C23]-[.E$37])^2" office:value-type="float" office:value="0.320432584473386">
            <text:p>0.3204325845</text:p>
          </table:table-cell>
          <table:table-cell table:style-name="ce12" table:formula="of:=([.C23]-[.E$42])*[.B23]" office:value-type="float" office:value="385.571604">
            <text:p>385.571604</text:p>
          </table:table-cell>
          <table:table-cell table:number-columns-repeated="1011"/>
        </table:table-row>
        <table:table-row table:style-name="ro1">
          <table:table-cell table:formula="of:=[.A23]+1" office:value-type="float" office:value="23">
            <text:p>23</text:p>
          </table:table-cell>
          <table:table-cell office:value-type="float" office:value="23.860241">
            <text:p>23.860241</text:p>
          </table:table-cell>
          <table:table-cell office:value-type="float" office:value="40.55">
            <text:p>40.55</text:p>
          </table:table-cell>
          <table:table-cell table:style-name="ce14" table:formula="of:=[.C24]*[.B24]" office:value-type="float" office:value="967.53277255">
            <text:p>967.53</text:p>
          </table:table-cell>
          <table:table-cell office:value-type="float" office:value="500">
            <text:p>500</text:p>
          </table:table-cell>
          <table:table-cell table:style-name="ce20" office:value-type="float" office:value="2">
            <text:p>2</text:p>
          </table:table-cell>
          <table:table-cell office:value-type="float" office:value="62">
            <text:p>62</text:p>
          </table:table-cell>
          <table:table-cell table:style-name="ce20" office:value-type="float" office:value="0.9688">
            <text:p>0.9688</text:p>
          </table:table-cell>
          <table:table-cell table:number-columns-repeated="3"/>
          <table:table-cell table:style-name="ce12" table:formula="of:=[.B24]*([.C24]-[.E$37])^2" office:value-type="float" office:value="0.988668273661227">
            <text:p>0.9886682737</text:p>
          </table:table-cell>
          <table:table-cell table:style-name="ce12" table:formula="of:=([.C24]-[.E$42])*[.B24]" office:value-type="float" office:value="440.22144645">
            <text:p>440.22144645</text:p>
          </table:table-cell>
          <table:table-cell table:number-columns-repeated="1011"/>
        </table:table-row>
        <table:table-row table:style-name="ro1">
          <table:table-cell table:formula="of:=[.A24]+1" office:value-type="float" office:value="24">
            <text:p>24</text:p>
          </table:table-cell>
          <table:table-cell office:value-type="float" office:value="10.992569">
            <text:p>10.992569</text:p>
          </table:table-cell>
          <table:table-cell office:value-type="float" office:value="40.37">
            <text:p>40.37</text:p>
          </table:table-cell>
          <table:table-cell table:style-name="ce14" table:formula="of:=[.C25]*[.B25]" office:value-type="float" office:value="443.77001053">
            <text:p>443.77</text:p>
          </table:table-cell>
          <table:table-cell office:value-type="float" office:value="500">
            <text:p>500</text:p>
          </table:table-cell>
          <table:table-cell table:style-name="ce20" office:value-type="float" office:value="8">
            <text:p>8</text:p>
          </table:table-cell>
          <table:table-cell office:value-type="float" office:value="56">
            <text:p>56</text:p>
          </table:table-cell>
          <table:table-cell table:style-name="ce20" office:value-type="float" office:value="0.875">
            <text:p>0.875</text:p>
          </table:table-cell>
          <table:table-cell table:number-columns-repeated="3"/>
          <table:table-cell table:style-name="ce12" table:formula="of:=[.B25]*([.C25]-[.E$37])^2" office:value-type="float" office:value="0.00610057874294296">
            <text:p>0.0061005787</text:p>
          </table:table-cell>
          <table:table-cell table:style-name="ce12" table:formula="of:=([.C25]-[.E$42])*[.B25]" office:value-type="float" office:value="200.83423563">
            <text:p>200.83423563</text:p>
          </table:table-cell>
          <table:table-cell table:number-columns-repeated="1011"/>
        </table:table-row>
        <table:table-row table:style-name="ro1">
          <table:table-cell table:formula="of:=[.A25]+1" office:value-type="float" office:value="25">
            <text:p>25</text:p>
          </table:table-cell>
          <table:table-cell office:value-type="float" office:value="20.572375">
            <text:p>20.572375</text:p>
          </table:table-cell>
          <table:table-cell office:value-type="float" office:value="40.42">
            <text:p>40.42</text:p>
          </table:table-cell>
          <table:table-cell table:style-name="ce14" table:formula="of:=[.C26]*[.B26]" office:value-type="float" office:value="831.5353975">
            <text:p>831.54</text:p>
          </table:table-cell>
          <table:table-cell office:value-type="float" office:value="500">
            <text:p>500</text:p>
          </table:table-cell>
          <table:table-cell table:style-name="ce20" office:value-type="float" office:value="3">
            <text:p>3</text:p>
          </table:table-cell>
          <table:table-cell office:value-type="float" office:value="61">
            <text:p>61</text:p>
          </table:table-cell>
          <table:table-cell table:style-name="ce20" office:value-type="float" office:value="0.9531">
            <text:p>0.9531</text:p>
          </table:table-cell>
          <table:table-cell table:number-columns-repeated="3"/>
          <table:table-cell table:style-name="ce12" table:formula="of:=[.B26]*([.C26]-[.E$37])^2" office:value-type="float" office:value="0.111312171845558">
            <text:p>0.1113121718</text:p>
          </table:table-cell>
          <table:table-cell table:style-name="ce12" table:formula="of:=([.C26]-[.E$42])*[.B26]" office:value-type="float" office:value="376.88591">
            <text:p>376.88591</text:p>
          </table:table-cell>
          <table:table-cell table:number-columns-repeated="1011"/>
        </table:table-row>
        <table:table-row table:style-name="ro1">
          <table:table-cell table:formula="of:=[.A26]+1" office:value-type="float" office:value="26">
            <text:p>26</text:p>
          </table:table-cell>
          <table:table-cell office:value-type="float" office:value="5.022479">
            <text:p>5.022479</text:p>
          </table:table-cell>
          <table:table-cell office:value-type="float" office:value="40.28">
            <text:p>40.28</text:p>
          </table:table-cell>
          <table:table-cell table:style-name="ce14" table:formula="of:=[.C27]*[.B27]" office:value-type="float" office:value="202.30545412">
            <text:p>202.31</text:p>
          </table:table-cell>
          <table:table-cell office:value-type="float" office:value="193">
            <text:p>193</text:p>
          </table:table-cell>
          <table:table-cell table:style-name="ce20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20" office:value-type="float" office:value="1">
            <text:p>1</text:p>
          </table:table-cell>
          <table:table-cell table:number-columns-repeated="3"/>
          <table:table-cell table:style-name="ce12" table:formula="of:=[.B27]*([.C27]-[.E$37])^2" office:value-type="float" office:value="0.022172021723609">
            <text:p>0.0221720217</text:p>
          </table:table-cell>
          <table:table-cell table:style-name="ce12" table:formula="of:=([.C27]-[.E$42])*[.B27]" office:value-type="float" office:value="91.30866822">
            <text:p>91.30866822</text:p>
          </table:table-cell>
          <table:table-cell table:number-columns-repeated="1011"/>
        </table:table-row>
        <table:table-row table:style-name="ro1">
          <table:table-cell table:formula="of:=[.A27]+1" office:value-type="float" office:value="27">
            <text:p>27</text:p>
          </table:table-cell>
          <table:table-cell office:value-type="float" office:value="9.613043">
            <text:p>9.613043</text:p>
          </table:table-cell>
          <table:table-cell office:value-type="float" office:value="40.4">
            <text:p>40.4</text:p>
          </table:table-cell>
          <table:table-cell table:style-name="ce14" table:formula="of:=[.C28]*[.B28]" office:value-type="float" office:value="388.3669372">
            <text:p>388.37</text:p>
          </table:table-cell>
          <table:table-cell office:value-type="float" office:value="500">
            <text:p>500</text:p>
          </table:table-cell>
          <table:table-cell table:style-name="ce20" office:value-type="float" office:value="2">
            <text:p>2</text:p>
          </table:table-cell>
          <table:table-cell office:value-type="float" office:value="62">
            <text:p>62</text:p>
          </table:table-cell>
          <table:table-cell table:style-name="ce20" office:value-type="float" office:value="0.9688">
            <text:p>0.9688</text:p>
          </table:table-cell>
          <table:table-cell table:number-columns-repeated="3"/>
          <table:table-cell table:style-name="ce12" table:formula="of:=[.B28]*([.C28]-[.E$37])^2" office:value-type="float" office:value="0.0275744836233276">
            <text:p>0.0275744836</text:p>
          </table:table-cell>
          <table:table-cell table:style-name="ce12" table:formula="of:=([.C28]-[.E$42])*[.B28]" office:value-type="float" office:value="175.9186869">
            <text:p>175.9186869</text:p>
          </table:table-cell>
          <table:table-cell table:number-columns-repeated="1011"/>
        </table:table-row>
        <table:table-row table:style-name="ro1">
          <table:table-cell table:formula="of:=[.A28]+1" office:value-type="float" office:value="28">
            <text:p>28</text:p>
          </table:table-cell>
          <table:table-cell office:value-type="float" office:value="8.808586">
            <text:p>8.808586</text:p>
          </table:table-cell>
          <table:table-cell office:value-type="float" office:value="40.46">
            <text:p>40.46</text:p>
          </table:table-cell>
          <table:table-cell table:style-name="ce14" table:formula="of:=[.C29]*[.B29]" office:value-type="float" office:value="356.39538956">
            <text:p>356.40</text:p>
          </table:table-cell>
          <table:table-cell office:value-type="float" office:value="500">
            <text:p>500</text:p>
          </table:table-cell>
          <table:table-cell table:style-name="ce20" office:value-type="float" office:value="8">
            <text:p>8</text:p>
          </table:table-cell>
          <table:table-cell office:value-type="float" office:value="56">
            <text:p>56</text:p>
          </table:table-cell>
          <table:table-cell table:style-name="ce20" office:value-type="float" office:value="0.875">
            <text:p>0.875</text:p>
          </table:table-cell>
          <table:table-cell table:number-columns-repeated="3"/>
          <table:table-cell table:style-name="ce12" table:formula="of:=[.B29]*([.C29]-[.E$37])^2" office:value-type="float" office:value="0.113590139278298">
            <text:p>0.1135901393</text:p>
          </table:table-cell>
          <table:table-cell table:style-name="ce12" table:formula="of:=([.C29]-[.E$42])*[.B29]" office:value-type="float" office:value="161.72563896">
            <text:p>161.72563896</text:p>
          </table:table-cell>
          <table:table-cell table:number-columns-repeated="1011"/>
        </table:table-row>
        <table:table-row table:style-name="ro1">
          <table:table-cell table:formula="of:=[.A29]+1" office:value-type="float" office:value="29">
            <text:p>29</text:p>
          </table:table-cell>
          <table:table-cell office:value-type="float" office:value="14.270138">
            <text:p>14.270138</text:p>
          </table:table-cell>
          <table:table-cell office:value-type="float" office:value="40.52">
            <text:p>40.52</text:p>
          </table:table-cell>
          <table:table-cell table:style-name="ce14" table:formula="of:=[.C30]*[.B30]" office:value-type="float" office:value="578.22599176">
            <text:p>578.23</text:p>
          </table:table-cell>
          <table:table-cell office:value-type="float" office:value="500">
            <text:p>500</text:p>
          </table:table-cell>
          <table:table-cell table:style-name="ce20"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20" office:value-type="float" office:value="0.9375">
            <text:p>0.9375</text:p>
          </table:table-cell>
          <table:table-cell table:number-columns-repeated="3"/>
          <table:table-cell table:style-name="ce12" table:formula="of:=[.B30]*([.C30]-[.E$37])^2" office:value-type="float" office:value="0.429849838935024">
            <text:p>0.4298498389</text:p>
          </table:table-cell>
          <table:table-cell table:style-name="ce12" table:formula="of:=([.C30]-[.E$42])*[.B30]" office:value-type="float" office:value="262.85594196">
            <text:p>262.85594196</text:p>
          </table:table-cell>
          <table:table-cell table:number-columns-repeated="1011"/>
        </table:table-row>
        <table:table-row table:style-name="ro1">
          <table:table-cell table:formula="of:=[.A30]+1" office:value-type="float" office:value="30">
            <text:p>30</text:p>
          </table:table-cell>
          <table:table-cell office:value-type="float" office:value="13.033399">
            <text:p>13.033399</text:p>
          </table:table-cell>
          <table:table-cell office:value-type="float" office:value="40.33">
            <text:p>40.33</text:p>
          </table:table-cell>
          <table:table-cell table:style-name="ce14" table:formula="of:=[.C31]*[.B31]" office:value-type="float" office:value="525.63698167">
            <text:p>525.64</text:p>
          </table:table-cell>
          <table:table-cell office:value-type="float" office:value="500">
            <text:p>500</text:p>
          </table:table-cell>
          <table:table-cell table:style-name="ce20" office:value-type="float" office:value="7">
            <text:p>7</text:p>
          </table:table-cell>
          <table:table-cell office:value-type="float" office:value="57">
            <text:p>57</text:p>
          </table:table-cell>
          <table:table-cell table:style-name="ce20" office:value-type="float" office:value="0.8906">
            <text:p>0.8906</text:p>
          </table:table-cell>
          <table:table-cell table:number-columns-repeated="3"/>
          <table:table-cell table:style-name="ce12" table:formula="of:=[.B31]*([.C31]-[.E$37])^2" office:value-type="float" office:value="0.00352349889600388">
            <text:p>0.0035234989</text:p>
          </table:table-cell>
          <table:table-cell table:style-name="ce12" table:formula="of:=([.C31]-[.E$42])*[.B31]" office:value-type="float" office:value="237.59886377">
            <text:p>237.59886377</text:p>
          </table:table-cell>
          <table:table-cell table:number-columns-repeated="1011"/>
        </table:table-row>
        <table:table-row table:style-name="ro1">
          <table:table-cell table:style-name="ce21"/>
          <table:table-cell table:style-name="ce22" table:number-columns-repeated="3"/>
          <table:table-cell table:style-name="ce21" table:number-columns-repeated="5"/>
          <table:table-cell table:style-name="ce24" table:number-columns-repeated="1015"/>
        </table:table-row>
        <table:table-row table:style-name="ro1">
          <table:table-cell office:value-type="string">
            <text:p>Suma</text:p>
          </table:table-cell>
          <table:table-cell table:style-name="ce14" table:formula="of:=SUM([.B2:.B31])" office:value-type="float" office:value="317.98173">
            <text:p>317.98</text:p>
          </table:table-cell>
          <table:table-cell table:style-name="ce14" table:number-columns-repeated="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" office:value-type="string">
            <text:p>Promedios</text:p>
          </table:table-cell>
          <table:table-cell table:style-name="ce11"/>
          <table:table-cell table:style-name="ce12" office:value-type="string">
            <text:p>Fitness</text:p>
          </table:table-cell>
          <table:table-cell table:style-name="ce12" office:value-type="string">
            <text:p>Time</text:p>
          </table:table-cell>
          <table:table-cell table:style-name="ce12" office:value-type="string">
            <text:p>Power</text:p>
          </table:table-cell>
          <table:table-cell table:style-name="ce12" office:value-type="string">
            <text:p>Energy</text:p>
          </table:table-cell>
          <table:table-cell table:style-name="ce12" table:number-columns-repeated="1018"/>
        </table:table-row>
        <table:table-row table:style-name="ro3">
          <table:table-cell table:style-name="ce12"/>
          <table:table-cell table:style-name="ce12" office:value-type="string">
            <text:p>media</text:p>
          </table:table-cell>
          <table:table-cell table:style-name="ce15" table:formula="of:=AVERAGE([.G2:.G31])" office:value-type="float" office:value="60.2666666666667">
            <text:p>60.27</text:p>
          </table:table-cell>
          <table:table-cell table:style-name="ce15" table:formula="of:=AVERAGE([.B2:.B31])" office:value-type="float" office:value="10.599391">
            <text:p>10.60</text:p>
          </table:table-cell>
          <table:table-cell table:style-name="ce15" table:formula="of:=SUM([.D2:.D31])/SUM([.B2:.B31])" office:value-type="float" office:value="40.3464421355592">
            <text:p>40.35</text:p>
          </table:table-cell>
          <table:table-cell table:style-name="ce15" table:formula="of:=AVERAGE([.D2:.D31])" office:value-type="float" office:value="427.647715653667">
            <text:p>427.65</text:p>
          </table:table-cell>
          <table:table-cell table:style-name="ce12" table:number-columns-repeated="2"/>
          <table:table-cell/>
          <table:table-cell table:style-name="ce12" table:number-columns-repeated="3"/>
          <table:table-cell table:style-name="ce15" table:formula="of:=AVERAGE([.M2:.M31])" office:value-type="float" office:value="193.401174553667">
            <text:p>193.40</text:p>
          </table:table-cell>
          <table:table-cell table:style-name="ce12" table:number-columns-repeated="1011"/>
        </table:table-row>
        <table:table-row table:style-name="ro3">
          <table:table-cell table:style-name="ce12"/>
          <table:table-cell table:style-name="ce12" office:value-type="string">
            <text:p>error estándar</text:p>
          </table:table-cell>
          <table:table-cell table:style-name="ce15" table:formula="of:=STDEVP([.G2:.G31])/SQRT(COUNT([.G2:.G31]))" office:value-type="float" office:value="0.522671201794384">
            <text:p>0.52</text:p>
          </table:table-cell>
          <table:table-cell table:style-name="ce15" table:formula="of:=STDEVP([.B2:.B31])/SQRT(COUNT([.B2:.B31]))" office:value-type="float" office:value="0.967290506281971">
            <text:p>0.97</text:p>
          </table:table-cell>
          <table:table-cell table:style-name="ce15" table:formula="of:=SQRT(SUM([.H2:.H31])/SUM([.B2:.B31]))/SQRT(COUNT([.D2:.D31]))" office:value-type="float" office:value="0.0544186188075848">
            <text:p>0.05</text:p>
          </table:table-cell>
          <table:table-cell table:style-name="ce15" table:formula="of:=STDEVP([.D2:.D31])/SQRT(COUNT([.D2:.D31]))" office:value-type="float" office:value="39.2216263101926">
            <text:p>39.22</text:p>
          </table:table-cell>
          <table:table-cell table:style-name="ce12" table:number-columns-repeated="2"/>
          <table:table-cell/>
          <table:table-cell table:style-name="ce12" table:number-columns-repeated="3"/>
          <table:table-cell table:style-name="ce15" table:formula="of:=STDEVP([.M2:.M31])/SQRT(COUNT([.M2:.M31]))" office:value-type="float" office:value="17.8454217669623">
            <text:p>17.85</text:p>
          </table:table-cell>
          <table:table-cell table:style-name="ce12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Voltaje</text:p>
          </table:table-cell>
          <table:table-cell table:number-columns-repeated="2"/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16" office:value-type="string">
            <text:p>P (Kw/h)</text:p>
          </table:table-cell>
          <table:table-cell table:style-name="ce16" office:value-type="string">
            <text:p>E(J)=P(w)*t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2.2">
            <text:p>232.2</text:p>
          </table:table-cell>
          <table:table-cell table:number-columns-repeated="2"/>
          <table:table-cell office:value-type="float" office:value="22.1">
            <text:p>22.1</text:p>
          </table:table-cell>
          <table:table-cell office:value-type="float" office:value="40.35">
            <text:p>40.35</text:p>
          </table:table-cell>
          <table:table-cell table:formula="of:=[.F42]-[.E42]" office:value-type="float" office:value="18.25">
            <text:p>18.25</text:p>
          </table:table-cell>
          <table:table-cell table:style-name="ce17" table:formula="of:=(([.$G$42]/1000)*([.$B$33]/3600))" office:value-type="float" office:value="0.00161199071458333">
            <text:p>0.00161199</text:p>
          </table:table-cell>
          <table:table-cell table:style-name="ce18" table:formula="of:=[.$G$42]*[.$B$33]" office:value-type="float" office:value="5803.1665725">
            <text:p>5803.17</text:p>
          </table:table-cell>
          <table:table-cell table:number-columns-repeated="101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00G_500I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9" table:default-cell-style-name="ce4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3" table:number-columns-repeated="2" table:default-cell-style-name="ce43"/>
        <table:table-column table:style-name="co3" table:number-columns-repeated="1011" table:default-cell-style-name="Default"/>
        <table:table-row table:style-name="ro2">
          <table:table-cell table:style-name="ce33"/>
          <table:table-cell table:style-name="ce33" office:value-type="string">
            <text:p>Time(s)</text:p>
          </table:table-cell>
          <table:table-cell table:style-name="ce33" office:value-type="string">
            <text:p>Power (W)</text:p>
          </table:table-cell>
          <table:table-cell table:style-name="ce33" office:value-type="string">
            <text:p>Energy(Joules)</text:p>
          </table:table-cell>
          <table:table-cell table:style-name="ce33" office:value-type="string">
            <text:p>Generation</text:p>
          </table:table-cell>
          <table:table-cell table:style-name="ce33" office:value-type="string">
            <text:p>s_fitness</text:p>
          </table:table-cell>
          <table:table-cell table:style-name="ce33" office:value-type="string">
            <text:p>r_fitness</text:p>
          </table:table-cell>
          <table:table-cell table:style-name="ce33" office:value-type="string">
            <text:p>a_fitness</text:p>
          </table:table-cell>
          <table:table-cell table:style-name="ce33" table:number-columns-repeated="3"/>
          <table:table-cell table:style-name="ce51" office:value-type="string">
            <text:p>aux</text:p>
          </table:table-cell>
          <table:table-cell/>
          <table:table-cell table:style-name="ce33" table:number-columns-repeated="979"/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.207297">
            <text:p>12.207297</text:p>
          </table:table-cell>
          <table:table-cell office:value-type="float" office:value="39.93">
            <text:p>39.93</text:p>
          </table:table-cell>
          <table:table-cell table:formula="of:=[.C2]*[.B2]" office:value-type="float" office:value="487.43736921">
            <text:p>487.44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.9688</text:p>
          </table:table-cell>
          <table:table-cell table:number-columns-repeated="3"/>
          <table:table-cell table:formula="of:=[.B2]*([.C2]-[.E$37])^2" office:value-type="float" office:value="6.12114451122399">
            <text:p>6.1211445112</text:p>
          </table:table-cell>
          <table:table-cell table:formula="of:=([.C2]-[.E$42])*[.B2]" office:value-type="float" office:value="218.87683521">
            <text:p>218.87683521</text:p>
          </table:table-cell>
          <table:table-cell table:number-columns-repeated="1011"/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24.690969">
            <text:p>24.690969</text:p>
          </table:table-cell>
          <table:table-cell office:value-type="float" office:value="40.34">
            <text:p>40.34</text:p>
          </table:table-cell>
          <table:table-cell table:formula="of:=[.C3]*[.B3]" office:value-type="float" office:value="996.03368946">
            <text:p>996.03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3]*([.C3]-[.E$37])^2" office:value-type="float" office:value="2.19441586765838">
            <text:p>2.1944158677</text:p>
          </table:table-cell>
          <table:table-cell table:formula="of:=([.C3]-[.E$42])*[.B3]" office:value-type="float" office:value="452.83237146">
            <text:p>452.83237146</text:p>
          </table:table-cell>
          <table:table-cell table:number-columns-repeated="1011"/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13.204437">
            <text:p>13.204437</text:p>
          </table:table-cell>
          <table:table-cell office:value-type="float" office:value="40.49">
            <text:p>40.49</text:p>
          </table:table-cell>
          <table:table-cell table:formula="of:=[.C4]*[.B4]" office:value-type="float" office:value="534.64765413">
            <text:p>534.65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4]*([.C4]-[.E$37])^2" office:value-type="float" office:value="0.289697287477784">
            <text:p>0.2896972875</text:p>
          </table:table-cell>
          <table:table-cell table:formula="of:=([.C4]-[.E$42])*[.B4]" office:value-type="float" office:value="244.15004013">
            <text:p>244.15004013</text:p>
          </table:table-cell>
          <table:table-cell table:number-columns-repeated="1011"/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15.462076">
            <text:p>15.462076</text:p>
          </table:table-cell>
          <table:table-cell office:value-type="float" office:value="40.19">
            <text:p>40.19</text:p>
          </table:table-cell>
          <table:table-cell table:formula="of:=[.C5]*[.B5]" office:value-type="float" office:value="621.42083444">
            <text:p>621.42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5]*([.C5]-[.E$37])^2" office:value-type="float" office:value="3.10495643188994">
            <text:p>3.1049564319</text:p>
          </table:table-cell>
          <table:table-cell table:formula="of:=([.C5]-[.E$42])*[.B5]" office:value-type="float" office:value="281.25516244">
            <text:p>281.25516244</text:p>
          </table:table-cell>
          <table:table-cell table:number-columns-repeated="1011"/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1.376117">
            <text:p>1.376117</text:p>
          </table:table-cell>
          <table:table-cell office:value-type="float" office:value="39.3">
            <text:p>39.3</text:p>
          </table:table-cell>
          <table:table-cell table:formula="of:=[.C6]*[.B6]" office:value-type="float" office:value="54.0813981">
            <text:p>54.08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6]*([.C6]-[.E$37])^2" office:value-type="float" office:value="2.46402532062115">
            <text:p>2.4640253206</text:p>
          </table:table-cell>
          <table:table-cell table:formula="of:=([.C6]-[.E$42])*[.B6]" office:value-type="float" office:value="23.8068241">
            <text:p>23.8068241</text:p>
          </table:table-cell>
          <table:table-cell table:number-columns-repeated="1011"/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13.754744">
            <text:p>13.754744</text:p>
          </table:table-cell>
          <table:table-cell office:value-type="float" office:value="40.43">
            <text:p>40.43</text:p>
          </table:table-cell>
          <table:table-cell table:formula="of:=[.C7]*[.B7]" office:value-type="float" office:value="556.10429992">
            <text:p>556.10</text:p>
          </table:table-cell>
          <table:table-cell office:value-type="float" office:value="498">
            <text:p>49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7]*([.C7]-[.E$37])^2" office:value-type="float" office:value="0.595769280370654">
            <text:p>0.5957692804</text:p>
          </table:table-cell>
          <table:table-cell table:formula="of:=([.C7]-[.E$42])*[.B7]" office:value-type="float" office:value="253.49993192">
            <text:p>253.49993192</text:p>
          </table:table-cell>
          <table:table-cell table:number-columns-repeated="1011"/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5.535377">
            <text:p>5.535377</text:p>
          </table:table-cell>
          <table:table-cell office:value-type="float" office:value="40.46">
            <text:p>40.46</text:p>
          </table:table-cell>
          <table:table-cell table:formula="of:=[.C8]*[.B8]" office:value-type="float" office:value="223.96135342">
            <text:p>223.96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8]*([.C8]-[.E$37])^2" office:value-type="float" office:value="0.175618471862619">
            <text:p>0.1756184719</text:p>
          </table:table-cell>
          <table:table-cell table:formula="of:=([.C8]-[.E$42])*[.B8]" office:value-type="float" office:value="102.18305942">
            <text:p>102.18305942</text:p>
          </table:table-cell>
          <table:table-cell table:number-columns-repeated="1011"/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2.316642">
            <text:p>2.316642</text:p>
          </table:table-cell>
          <table:table-cell office:value-type="float" office:value="40.7">
            <text:p>40.7</text:p>
          </table:table-cell>
          <table:table-cell table:formula="of:=[.C9]*[.B9]" office:value-type="float" office:value="94.2873294">
            <text:p>94.29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9]*([.C9]-[.E$37])^2" office:value-type="float" office:value="0.00887087373911293">
            <text:p>0.0088708737</text:p>
          </table:table-cell>
          <table:table-cell table:formula="of:=([.C9]-[.E$42])*[.B9]" office:value-type="float" office:value="43.3212054">
            <text:p>43.3212054</text:p>
          </table:table-cell>
          <table:table-cell table:number-columns-repeated="1011"/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float" office:value="4.578169">
            <text:p>4.578169</text:p>
          </table:table-cell>
          <table:table-cell office:value-type="float" office:value="40.63">
            <text:p>40.63</text:p>
          </table:table-cell>
          <table:table-cell table:formula="of:=[.C10]*[.B10]" office:value-type="float" office:value="186.01100647">
            <text:p>186.01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0]*([.C10]-[.E$37])^2" office:value-type="float" office:value="0.000301822479693773">
            <text:p>0.0003018225</text:p>
          </table:table-cell>
          <table:table-cell table:formula="of:=([.C10]-[.E$42])*[.B10]" office:value-type="float" office:value="85.29128847">
            <text:p>85.29128847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float" office:value="7.638892">
            <text:p>7.638892</text:p>
          </table:table-cell>
          <table:table-cell office:value-type="float" office:value="40.57">
            <text:p>40.57</text:p>
          </table:table-cell>
          <table:table-cell table:formula="of:=[.C11]*[.B11]" office:value-type="float" office:value="309.90984844">
            <text:p>309.91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11]*([.C11]-[.E$37])^2" office:value-type="float" office:value="0.0354465045451559">
            <text:p>0.0354465045</text:p>
          </table:table-cell>
          <table:table-cell table:formula="of:=([.C11]-[.E$42])*[.B11]" office:value-type="float" office:value="141.85422444">
            <text:p>141.85422444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float" office:value="20.12652">
            <text:p>20.12652</text:p>
          </table:table-cell>
          <table:table-cell office:value-type="float" office:value="40.59">
            <text:p>40.59</text:p>
          </table:table-cell>
          <table:table-cell table:formula="of:=[.C12]*[.B12]" office:value-type="float" office:value="816.9354468">
            <text:p>816.94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.9531</text:p>
          </table:table-cell>
          <table:table-cell table:number-columns-repeated="3"/>
          <table:table-cell table:formula="of:=[.B12]*([.C12]-[.E$37])^2" office:value-type="float" office:value="0.0466027024799122">
            <text:p>0.0466027025</text:p>
          </table:table-cell>
          <table:table-cell table:formula="of:=([.C12]-[.E$42])*[.B12]" office:value-type="float" office:value="374.1520068">
            <text:p>374.1520068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2">
            <text:p>12</text:p>
          </table:table-cell>
          <table:table-cell office:value-type="float" office:value="2.815465">
            <text:p>2.815465</text:p>
          </table:table-cell>
          <table:table-cell office:value-type="float" office:value="40.68">
            <text:p>40.68</text:p>
          </table:table-cell>
          <table:table-cell table:formula="of:=[.C13]*[.B13]" office:value-type="float" office:value="114.5331162">
            <text:p>114.53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3]*([.C13]-[.E$37])^2" office:value-type="float" office:value="0.00493825620405238">
            <text:p>0.0049382562</text:p>
          </table:table-cell>
          <table:table-cell table:formula="of:=([.C13]-[.E$42])*[.B13]" office:value-type="float" office:value="52.5928862">
            <text:p>52.5928862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3">
            <text:p>13</text:p>
          </table:table-cell>
          <table:table-cell office:value-type="float" office:value="3.554001">
            <text:p>3.554001</text:p>
          </table:table-cell>
          <table:table-cell office:value-type="float" office:value="40.1">
            <text:p>40.1</text:p>
          </table:table-cell>
          <table:table-cell table:formula="of:=[.C14]*[.B14]" office:value-type="float" office:value="142.5154401">
            <text:p>142.52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4]*([.C14]-[.E$37])^2" office:value-type="float" office:value="1.02914133930937">
            <text:p>1.0291413393</text:p>
          </table:table-cell>
          <table:table-cell table:formula="of:=([.C14]-[.E$42])*[.B14]" office:value-type="float" office:value="64.3274181">
            <text:p>64.3274181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float" office:value="17.150215">
            <text:p>17.150215</text:p>
          </table:table-cell>
          <table:table-cell office:value-type="float" office:value="40.37">
            <text:p>40.37</text:p>
          </table:table-cell>
          <table:table-cell table:formula="of:=[.C15]*[.B15]" office:value-type="float" office:value="692.35417955">
            <text:p>692.35</text:p>
          </table:table-cell>
          <table:table-cell office:value-type="float" office:value="368">
            <text:p>36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5]*([.C15]-[.E$37])^2" office:value-type="float" office:value="1.23289589496288">
            <text:p>1.232895895</text:p>
          </table:table-cell>
          <table:table-cell table:formula="of:=([.C15]-[.E$42])*[.B15]" office:value-type="float" office:value="315.04944955">
            <text:p>315.04944955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15">
            <text:p>15</text:p>
          </table:table-cell>
          <table:table-cell office:value-type="float" office:value="6.365155">
            <text:p>6.365155</text:p>
          </table:table-cell>
          <table:table-cell office:value-type="float" office:value="40.56">
            <text:p>40.56</text:p>
          </table:table-cell>
          <table:table-cell table:formula="of:=[.C16]*[.B16]" office:value-type="float" office:value="258.1706868">
            <text:p>258.17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6]*([.C16]-[.E$37])^2" office:value-type="float" office:value="0.038844364200243">
            <text:p>0.0388443642</text:p>
          </table:table-cell>
          <table:table-cell table:formula="of:=([.C16]-[.E$42])*[.B16]" office:value-type="float" office:value="118.1372768">
            <text:p>118.1372768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6">
            <text:p>16</text:p>
          </table:table-cell>
          <table:table-cell office:value-type="float" office:value="7.122274">
            <text:p>7.122274</text:p>
          </table:table-cell>
          <table:table-cell office:value-type="float" office:value="39.87">
            <text:p>39.87</text:p>
          </table:table-cell>
          <table:table-cell table:formula="of:=[.C17]*[.B17]" office:value-type="float" office:value="283.96506438">
            <text:p>283.97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0.9219">
            <text:p>0.9219</text:p>
          </table:table-cell>
          <table:table-cell table:number-columns-repeated="3"/>
          <table:table-cell table:formula="of:=[.B17]*([.C17]-[.E$37])^2" office:value-type="float" office:value="4.20219567085736">
            <text:p>4.2021956709</text:p>
          </table:table-cell>
          <table:table-cell table:formula="of:=([.C17]-[.E$42])*[.B17]" office:value-type="float" office:value="127.27503638">
            <text:p>127.27503638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17">
            <text:p>17</text:p>
          </table:table-cell>
          <table:table-cell office:value-type="float" office:value="1.551001">
            <text:p>1.551001</text:p>
          </table:table-cell>
          <table:table-cell office:value-type="float" office:value="40.27">
            <text:p>40.27</text:p>
          </table:table-cell>
          <table:table-cell table:formula="of:=[.C18]*[.B18]" office:value-type="float" office:value="62.45881027">
            <text:p>62.46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18]*([.C18]-[.E$37])^2" office:value-type="float" office:value="0.21017920791759">
            <text:p>0.2101792079</text:p>
          </table:table-cell>
          <table:table-cell table:formula="of:=([.C18]-[.E$42])*[.B18]" office:value-type="float" office:value="28.33678827">
            <text:p>28.33678827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18">
            <text:p>18</text:p>
          </table:table-cell>
          <table:table-cell office:value-type="float" office:value="21.005434">
            <text:p>21.005434</text:p>
          </table:table-cell>
          <table:table-cell office:value-type="float" office:value="40.66">
            <text:p>40.66</text:p>
          </table:table-cell>
          <table:table-cell table:formula="of:=[.C19]*[.B19]" office:value-type="float" office:value="854.08094644">
            <text:p>854.08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19]*([.C19]-[.E$37])^2" office:value-type="float" office:value="0.0100564732195698">
            <text:p>0.0100564732</text:p>
          </table:table-cell>
          <table:table-cell table:formula="of:=([.C19]-[.E$42])*[.B19]" office:value-type="float" office:value="391.96139844">
            <text:p>391.96139844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19">
            <text:p>19</text:p>
          </table:table-cell>
          <table:table-cell office:value-type="float" office:value="17.880874">
            <text:p>17.880874</text:p>
          </table:table-cell>
          <table:table-cell office:value-type="float" office:value="40.57">
            <text:p>40.57</text:p>
          </table:table-cell>
          <table:table-cell table:formula="of:=[.C20]*[.B20]" office:value-type="float" office:value="725.42705818">
            <text:p>725.43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20]*([.C20]-[.E$37])^2" office:value-type="float" office:value="0.0829720437875493">
            <text:p>0.0829720438</text:p>
          </table:table-cell>
          <table:table-cell table:formula="of:=([.C20]-[.E$42])*[.B20]" office:value-type="float" office:value="332.04783018">
            <text:p>332.04783018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0">
            <text:p>20</text:p>
          </table:table-cell>
          <table:table-cell office:value-type="float" office:value="38.220906">
            <text:p>38.220906</text:p>
          </table:table-cell>
          <table:table-cell office:value-type="float" office:value="40.71">
            <text:p>40.71</text:p>
          </table:table-cell>
          <table:table-cell table:formula="of:=[.C21]*[.B21]" office:value-type="float" office:value="1555.97308326">
            <text:p>1555.97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21]*([.C21]-[.E$37])^2" office:value-type="float" office:value="0.197479956023425">
            <text:p>0.197479956</text:p>
          </table:table-cell>
          <table:table-cell table:formula="of:=([.C21]-[.E$42])*[.B21]" office:value-type="float" office:value="715.11315126">
            <text:p>715.11315126</text:p>
          </table:table-cell>
          <table:table-cell table:number-columns-repeated="1011"/>
        </table:table-row>
        <table:table-row table:style-name="ro1">
          <table:table-cell table:formula="of:=[.A21]+1" office:value-type="float" office:value="21">
            <text:p>21</text:p>
          </table:table-cell>
          <table:table-cell office:value-type="float" office:value="15.126583">
            <text:p>15.126583</text:p>
          </table:table-cell>
          <table:table-cell office:value-type="float" office:value="40.66">
            <text:p>40.66</text:p>
          </table:table-cell>
          <table:table-cell table:formula="of:=[.C22]*[.B22]" office:value-type="float" office:value="615.04686478">
            <text:p>615.05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22]*([.C22]-[.E$37])^2" office:value-type="float" office:value="0.00724193924501152">
            <text:p>0.0072419392</text:p>
          </table:table-cell>
          <table:table-cell table:formula="of:=([.C22]-[.E$42])*[.B22]" office:value-type="float" office:value="282.26203878">
            <text:p>282.26203878</text:p>
          </table:table-cell>
          <table:table-cell table:number-columns-repeated="1011"/>
        </table:table-row>
        <table:table-row table:style-name="ro1">
          <table:table-cell table:formula="of:=[.A22]+1" office:value-type="float" office:value="22">
            <text:p>22</text:p>
          </table:table-cell>
          <table:table-cell office:value-type="float" office:value="11.143861">
            <text:p>11.143861</text:p>
          </table:table-cell>
          <table:table-cell office:value-type="float" office:value="40.96">
            <text:p>40.96</text:p>
          </table:table-cell>
          <table:table-cell table:formula="of:=[.C23]*[.B23]" office:value-type="float" office:value="456.45254656">
            <text:p>456.45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23]*([.C23]-[.E$37])^2" office:value-type="float" office:value="1.15458255398794">
            <text:p>1.154582554</text:p>
          </table:table-cell>
          <table:table-cell table:formula="of:=([.C23]-[.E$42])*[.B23]" office:value-type="float" office:value="211.28760456">
            <text:p>211.28760456</text:p>
          </table:table-cell>
          <table:table-cell table:number-columns-repeated="1011"/>
        </table:table-row>
        <table:table-row table:style-name="ro1">
          <table:table-cell table:formula="of:=[.A23]+1" office:value-type="float" office:value="23">
            <text:p>23</text:p>
          </table:table-cell>
          <table:table-cell office:value-type="float" office:value="28.009418">
            <text:p>28.009418</text:p>
          </table:table-cell>
          <table:table-cell office:value-type="float" office:value="40.87">
            <text:p>40.87</text:p>
          </table:table-cell>
          <table:table-cell table:formula="of:=[.C24]*[.B24]" office:value-type="float" office:value="1144.74491366">
            <text:p>1144.74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.9531</text:p>
          </table:table-cell>
          <table:table-cell table:number-columns-repeated="3"/>
          <table:table-cell table:formula="of:=[.B24]*([.C24]-[.E$37])^2" office:value-type="float" office:value="1.50602610367996">
            <text:p>1.5060261037</text:p>
          </table:table-cell>
          <table:table-cell table:formula="of:=([.C24]-[.E$42])*[.B24]" office:value-type="float" office:value="528.53771766">
            <text:p>528.53771766</text:p>
          </table:table-cell>
          <table:table-cell table:number-columns-repeated="1011"/>
        </table:table-row>
        <table:table-row table:style-name="ro1">
          <table:table-cell table:formula="of:=[.A24]+1" office:value-type="float" office:value="24">
            <text:p>24</text:p>
          </table:table-cell>
          <table:table-cell office:value-type="float" office:value="25.776311">
            <text:p>25.776311</text:p>
          </table:table-cell>
          <table:table-cell office:value-type="float" office:value="40.94">
            <text:p>40.94</text:p>
          </table:table-cell>
          <table:table-cell table:formula="of:=[.C25]*[.B25]" office:value-type="float" office:value="1055.28217234">
            <text:p>1055.28</text:p>
          </table:table-cell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25]*([.C25]-[.E$37])^2" office:value-type="float" office:value="2.3490423808085">
            <text:p>2.3490423808</text:p>
          </table:table-cell>
          <table:table-cell table:formula="of:=([.C25]-[.E$42])*[.B25]" office:value-type="float" office:value="488.20333034">
            <text:p>488.20333034</text:p>
          </table:table-cell>
          <table:table-cell table:number-columns-repeated="1011"/>
        </table:table-row>
        <table:table-row table:style-name="ro1">
          <table:table-cell table:formula="of:=[.A25]+1" office:value-type="float" office:value="25">
            <text:p>25</text:p>
          </table:table-cell>
          <table:table-cell office:value-type="float" office:value="19.638776">
            <text:p>19.638776</text:p>
          </table:table-cell>
          <table:table-cell office:value-type="float" office:value="40.88">
            <text:p>40.88</text:p>
          </table:table-cell>
          <table:table-cell table:formula="of:=[.C26]*[.B26]" office:value-type="float" office:value="802.83316288">
            <text:p>802.83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26]*([.C26]-[.E$37])^2" office:value-type="float" office:value="1.14898958488129">
            <text:p>1.1489895849</text:p>
          </table:table-cell>
          <table:table-cell table:formula="of:=([.C26]-[.E$42])*[.B26]" office:value-type="float" office:value="370.78009088">
            <text:p>370.78009088</text:p>
          </table:table-cell>
          <table:table-cell table:number-columns-repeated="1011"/>
        </table:table-row>
        <table:table-row table:style-name="ro1">
          <table:table-cell table:formula="of:=[.A26]+1" office:value-type="float" office:value="26">
            <text:p>26</text:p>
          </table:table-cell>
          <table:table-cell office:value-type="float" office:value="5.012685">
            <text:p>5.012685</text:p>
          </table:table-cell>
          <table:table-cell office:value-type="float" office:value="41.1">
            <text:p>41.1</text:p>
          </table:table-cell>
          <table:table-cell table:formula="of:=[.C27]*[.B27]" office:value-type="float" office:value="206.0213535">
            <text:p>206.02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.9375</text:p>
          </table:table-cell>
          <table:table-cell table:number-columns-repeated="3"/>
          <table:table-cell table:formula="of:=[.B27]*([.C27]-[.E$37])^2" office:value-type="float" office:value="1.06937406655048">
            <text:p>1.0693740666</text:p>
          </table:table-cell>
          <table:table-cell table:formula="of:=([.C27]-[.E$42])*[.B27]" office:value-type="float" office:value="95.7422835">
            <text:p>95.7422835</text:p>
          </table:table-cell>
          <table:table-cell table:number-columns-repeated="1011"/>
        </table:table-row>
        <table:table-row table:style-name="ro1">
          <table:table-cell table:formula="of:=[.A27]+1" office:value-type="float" office:value="27">
            <text:p>27</text:p>
          </table:table-cell>
          <table:table-cell office:value-type="float" office:value="25.595662">
            <text:p>25.595662</text:p>
          </table:table-cell>
          <table:table-cell office:value-type="float" office:value="40.99">
            <text:p>40.99</text:p>
          </table:table-cell>
          <table:table-cell table:formula="of:=[.C28]*[.B28]" office:value-type="float" office:value="1049.16618538">
            <text:p>1049.17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0.875">
            <text:p>0.875</text:p>
          </table:table-cell>
          <table:table-cell table:number-columns-repeated="3"/>
          <table:table-cell table:formula="of:=[.B28]*([.C28]-[.E$37])^2" office:value-type="float" office:value="3.16925175769104">
            <text:p>3.1692517577</text:p>
          </table:table-cell>
          <table:table-cell table:formula="of:=([.C28]-[.E$42])*[.B28]" office:value-type="float" office:value="486.06162138">
            <text:p>486.06162138</text:p>
          </table:table-cell>
          <table:table-cell table:number-columns-repeated="1011"/>
        </table:table-row>
        <table:table-row table:style-name="ro1">
          <table:table-cell table:formula="of:=[.A28]+1" office:value-type="float" office:value="28">
            <text:p>28</text:p>
          </table:table-cell>
          <table:table-cell office:value-type="float" office:value="24.427768">
            <text:p>24.427768</text:p>
          </table:table-cell>
          <table:table-cell office:value-type="float" office:value="40.83">
            <text:p>40.83</text:p>
          </table:table-cell>
          <table:table-cell table:formula="of:=[.C29]*[.B29]" office:value-type="float" office:value="997.38576744">
            <text:p>997.39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0.9062">
            <text:p>0.9062</text:p>
          </table:table-cell>
          <table:table-cell table:number-columns-repeated="3"/>
          <table:table-cell table:formula="of:=[.B29]*([.C29]-[.E$37])^2" office:value-type="float" office:value="0.89938454266799">
            <text:p>0.8993845427</text:p>
          </table:table-cell>
          <table:table-cell table:formula="of:=([.C29]-[.E$42])*[.B29]" office:value-type="float" office:value="459.97487144">
            <text:p>459.97487144</text:p>
          </table:table-cell>
          <table:table-cell table:number-columns-repeated="1011"/>
        </table:table-row>
        <table:table-row table:style-name="ro1">
          <table:table-cell table:formula="of:=[.A29]+1" office:value-type="float" office:value="29">
            <text:p>29</text:p>
          </table:table-cell>
          <table:table-cell office:value-type="float" office:value="16.763973">
            <text:p>16.763973</text:p>
          </table:table-cell>
          <table:table-cell office:value-type="float" office:value="40.8">
            <text:p>40.8</text:p>
          </table:table-cell>
          <table:table-cell table:formula="of:=[.C30]*[.B30]" office:value-type="float" office:value="683.9700984">
            <text:p>683.97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.9688</text:p>
          </table:table-cell>
          <table:table-cell table:number-columns-repeated="3"/>
          <table:table-cell table:formula="of:=[.B30]*([.C30]-[.E$37])^2" office:value-type="float" office:value="0.439304818912041">
            <text:p>0.4393048189</text:p>
          </table:table-cell>
          <table:table-cell table:formula="of:=([.C30]-[.E$42])*[.B30]" office:value-type="float" office:value="315.1626924">
            <text:p>315.1626924</text:p>
          </table:table-cell>
          <table:table-cell table:number-columns-repeated="1011"/>
        </table:table-row>
        <table:table-row table:style-name="ro1">
          <table:table-cell table:formula="of:=[.A30]+1" office:value-type="float" office:value="30">
            <text:p>30</text:p>
          </table:table-cell>
          <table:table-cell office:value-type="float" office:value="8.72628">
            <text:p>8.72628</text:p>
          </table:table-cell>
          <table:table-cell office:value-type="float" office:value="40.78">
            <text:p>40.78</text:p>
          </table:table-cell>
          <table:table-cell table:formula="of:=[.C31]*[.B31]" office:value-type="float" office:value="355.8576984">
            <text:p>355.86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B31]*([.C31]-[.E$37])^2" office:value-type="float" office:value="0.175660654492657">
            <text:p>0.1756606545</text:p>
          </table:table-cell>
          <table:table-cell table:formula="of:=([.C31]-[.E$42])*[.B31]" office:value-type="float" office:value="163.8795384">
            <text:p>163.8795384</text:p>
          </table:table-cell>
          <table:table-cell table:number-columns-repeated="1011"/>
        </table:table-row>
        <table:table-row table:style-name="ro1">
          <table:table-cell table:style-name="ce35"/>
          <table:table-cell table:style-name="ce44" table:number-columns-repeated="3"/>
          <table:table-cell table:style-name="ce35" table:number-columns-repeated="5"/>
          <table:table-cell table:style-name="ce50" table:number-columns-repeated="1013"/>
          <table:table-cell table:number-columns-repeated="2"/>
        </table:table-row>
        <table:table-row table:style-name="ro1">
          <table:table-cell office:value-type="string">
            <text:p>Suma</text:p>
          </table:table-cell>
          <table:table-cell table:style-name="ce45" table:formula="of:=SUM([.B2:.B31])" office:value-type="float" office:value="416.777882">
            <text:p>416.78</text:p>
          </table:table-cell>
          <table:table-cell table:style-name="ce45"/>
          <table:table-cell/>
          <table:table-cell table:style-name="ce45"/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2" office:value-type="string">
            <text:p>Promedios</text:p>
          </table:table-cell>
          <table:table-cell table:style-name="ce42"/>
          <table:table-cell table:style-name="ce43" office:value-type="string">
            <text:p>Fitness</text:p>
          </table:table-cell>
          <table:table-cell table:style-name="ce43" office:value-type="string">
            <text:p>Time</text:p>
          </table:table-cell>
          <table:table-cell table:style-name="ce43" office:value-type="string">
            <text:p>Power</text:p>
          </table:table-cell>
          <table:table-cell table:style-name="ce43" office:value-type="string">
            <text:p>Energy</text:p>
          </table:table-cell>
          <table:table-cell table:style-name="ce43" table:number-columns-repeated="5"/>
          <table:table-cell table:number-columns-repeated="2"/>
          <table:table-cell table:style-name="ce43" table:number-columns-repeated="1011"/>
        </table:table-row>
        <table:table-row table:style-name="ro3">
          <table:table-cell table:style-name="ce43"/>
          <table:table-cell table:style-name="ce43" office:value-type="string">
            <text:p>media</text:p>
          </table:table-cell>
          <table:table-cell table:style-name="ce46" table:formula="of:=AVERAGE([.G2:.G31])" office:value-type="float" office:value="61.1666666666667">
            <text:p>61.17</text:p>
          </table:table-cell>
          <table:table-cell table:style-name="ce46" table:formula="of:=AVERAGE([.B2:.B31])" office:value-type="float" office:value="13.8925960666667">
            <text:p>13.89</text:p>
          </table:table-cell>
          <table:table-cell table:style-name="ce46" table:formula="of:=SUM([.D2:.D31])/SUM([.B2:.B31])" office:value-type="float" office:value="40.6381195111261">
            <text:p>40.64</text:p>
          </table:table-cell>
          <table:table-cell table:style-name="ce46" table:formula="of:=AVERAGE([.D2:.D31])" office:value-type="float" office:value="564.568979277">
            <text:p>564.57</text:p>
          </table:table-cell>
          <table:table-cell table:style-name="ce43" table:number-columns-repeated="2"/>
          <table:table-cell/>
          <table:table-cell table:style-name="ce43" table:number-columns-repeated="2"/>
          <table:table-cell/>
          <table:table-cell table:style-name="ce46" table:formula="of:=AVERAGE([.M2:.M31])" office:value-type="float" office:value="258.931865810333">
            <text:p>258.93</text:p>
          </table:table-cell>
          <table:table-cell table:style-name="ce43" table:number-columns-repeated="1011"/>
        </table:table-row>
        <table:table-row table:style-name="ro3">
          <table:table-cell table:style-name="ce43"/>
          <table:table-cell table:style-name="ce43" office:value-type="string">
            <text:p>error estándar</text:p>
          </table:table-cell>
          <table:table-cell table:style-name="ce46" table:formula="of:=STDEVP([.G2:.G31])/SQRT(COUNT([.G2:.G31]))" office:value-type="float" office:value="0.49684187811803">
            <text:p>0.50</text:p>
          </table:table-cell>
          <table:table-cell table:style-name="ce46" table:formula="of:=STDEVP([.B2:.B31])/SQRT(COUNT([.B2:.B31]))" office:value-type="float" office:value="1.68172000580724">
            <text:p>1.68</text:p>
          </table:table-cell>
          <table:table-cell table:style-name="ce46" table:formula="of:=SQRT(SUM([.H2:.H31])/SUM([.B2:.B31]))/SQRT(COUNT([.D2:.D31]))" office:value-type="float" office:value="0.0478866570619073">
            <text:p>0.05</text:p>
          </table:table-cell>
          <table:table-cell table:style-name="ce46" table:formula="of:=STDEVP([.D2:.D31])/SQRT(COUNT([.D2:.D31]))" office:value-type="float" office:value="68.6147001785932">
            <text:p>68.61</text:p>
          </table:table-cell>
          <table:table-cell table:style-name="ce43" table:number-columns-repeated="2"/>
          <table:table-cell/>
          <table:table-cell table:style-name="ce43" table:number-columns-repeated="2"/>
          <table:table-cell/>
          <table:table-cell table:style-name="ce46" table:formula="of:=STDEVP([.M2:.M31])/SQRT(COUNT([.M2:.M31]))" office:value-type="float" office:value="31.6211190141659">
            <text:p>31.62</text:p>
          </table:table-cell>
          <table:table-cell table:style-name="ce43" table:number-columns-repeated="10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office:value-type="string">
            <text:p>Voltaje</text:p>
          </table:table-cell>
          <table:table-cell/>
          <table:table-cell table:style-name="Default"/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47" office:value-type="string">
            <text:p>P (Kw/h)</text:p>
          </table:table-cell>
          <table:table-cell table:style-name="ce47" office:value-type="string">
            <text:p>E(J)=P(w)*t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1">
          <table:table-cell/>
          <table:table-cell office:value-type="float" office:value="232.2">
            <text:p>232.2</text:p>
          </table:table-cell>
          <table:table-cell/>
          <table:table-cell table:style-name="Default"/>
          <table:table-cell office:value-type="float" office:value="22">
            <text:p>22</text:p>
          </table:table-cell>
          <table:table-cell office:value-type="float" office:value="40.58">
            <text:p>40.58</text:p>
          </table:table-cell>
          <table:table-cell table:formula="of:=[.F42]-[.E42]" office:value-type="float" office:value="18.58">
            <text:p>18.58</text:p>
          </table:table-cell>
          <table:table-cell table:style-name="ce48" table:formula="of:=(([.$G$42]/1000)*([.$B$33]/3600))" office:value-type="float" office:value="0.00215103695765556">
            <text:p>0.00215104</text:p>
          </table:table-cell>
          <table:table-cell table:style-name="ce49" table:formula="of:=[.$G$42]*[.$B$33]" office:value-type="float" office:value="7743.73304756">
            <text:p>7743.73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</table:table>
      <table:table table:name="500G_1000I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07" table:default-cell-style-name="Default"/>
        <table:table-row table:style-name="ro1">
          <table:table-cell table:style-name="ce23"/>
          <table:table-cell table:style-name="ce23" office:value-type="string">
            <text:p>Time(s)</text:p>
          </table:table-cell>
          <table:table-cell table:style-name="ce23" office:value-type="string">
            <text:p>Generation</text:p>
          </table:table-cell>
          <table:table-cell table:style-name="ce23" office:value-type="string">
            <text:p>s_fitness</text:p>
          </table:table-cell>
          <table:table-cell table:style-name="ce23" office:value-type="string">
            <text:p>r_fitness</text:p>
          </table:table-cell>
          <table:table-cell table:style-name="ce23" office:value-type="string">
            <text:p>a_fitness</text:p>
          </table:table-cell>
          <table:table-cell table:style-name="ce23" table:number-columns-repeated="976"/>
          <table:table-cell table:number-columns-repeated="30"/>
        </table:table-row>
        <table:table-row table:style-name="ro1">
          <table:table-cell/>
          <table:table-cell office:value-type="float" office:value="44.599069">
            <text:p>44,599069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,968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.755429">
            <text:p>27,755429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.416405">
            <text:p>1,41640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4.993033">
            <text:p>44,993033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.9844">
            <text:p>0,984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9.298416">
            <text:p>29,298416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.983636">
            <text:p>7,983636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8.127842">
            <text:p>78,127842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,953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.122412">
            <text:p>22,122412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.168536">
            <text:p>7,168536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8.77474">
            <text:p>38,77474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.21127">
            <text:p>16,21127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5.278207">
            <text:p>45,278207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.836268">
            <text:p>6,836268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6.973102">
            <text:p>36,973102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,968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.725614">
            <text:p>15,725614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.560063">
            <text:p>16,560063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1.793732">
            <text:p>21,793732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.230037">
            <text:p>24,230037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.861982">
            <text:p>15,861982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0.9375">
            <text:p>0,93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.631736">
            <text:p>16,631736</text:p>
          </table:table-cell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5.313497">
            <text:p>45,313497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,890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9.67941">
            <text:p>29,67941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.049197">
            <text:p>24,049197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0.9531">
            <text:p>0,953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8.605819">
            <text:p>78,605819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9688">
            <text:p>0,968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3.873545">
            <text:p>33,873545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0.8906">
            <text:p>0,890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.284531">
            <text:p>22,284531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5.702164">
            <text:p>25,702164</text:p>
          </table:table-cell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.79851">
            <text:p>10,79851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.459191">
            <text:p>4,459191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0.671084">
            <text:p>20,671084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39"/>
          <table:table-cell table:style-name="ce40"/>
          <table:table-cell table:style-name="ce39" table:number-columns-repeated="5"/>
          <table:table-cell table:style-name="ce41" table:number-columns-repeated="1005"/>
        </table:table-row>
        <table:table-row table:style-name="ro1">
          <table:table-cell office:value-type="string">
            <text:p>Suma</text:p>
          </table:table-cell>
          <table:table-cell table:style-name="ce34" table:formula="of:=SUM([.B2:.B31])" office:value-type="float" office:value="813.778477">
            <text:p>813,78</text:p>
          </table:table-cell>
          <table:table-cell table:style-name="ce34"/>
          <table:table-cell table:number-columns-repeated="1009"/>
        </table:table-row>
        <table:table-row table:style-name="ro1">
          <table:table-cell table:number-columns-repeated="1012"/>
        </table:table-row>
        <table:table-row table:style-name="ro1">
          <table:table-cell/>
          <table:table-cell office:value-type="string">
            <text:p>Voltaje</text:p>
          </table:table-cell>
          <table:table-cell office:value-type="string">
            <text:p>P_init(W)</text:p>
          </table:table-cell>
          <table:table-cell office:value-type="string">
            <text:p>P_avg(W)</text:p>
          </table:table-cell>
          <table:table-cell office:value-type="string">
            <text:p>P_dif(W)</text:p>
          </table:table-cell>
          <table:table-cell table:style-name="ce36" office:value-type="string">
            <text:p>P (Kw/h)</text:p>
          </table:table-cell>
          <table:table-cell table:style-name="ce36" office:value-type="string">
            <text:p>E(J)=P(w)*t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32.2">
            <text:p>232,2</text:p>
          </table:table-cell>
          <table:table-cell office:value-type="float" office:value="21.8">
            <text:p>21,8</text:p>
          </table:table-cell>
          <table:table-cell office:value-type="float" office:value="40.81">
            <text:p>40,81</text:p>
          </table:table-cell>
          <table:table-cell table:formula="of:=[.D36]-[.C36]" office:value-type="float" office:value="19.01">
            <text:p>19,01</text:p>
          </table:table-cell>
          <table:table-cell table:style-name="ce37" table:formula="of:=(([.$E$36]/1000)*([.$B$33]/3600))" office:value-type="float" office:value="0.00429720245771389">
            <text:p>0,00429720</text:p>
          </table:table-cell>
          <table:table-cell table:style-name="ce38" table:formula="of:=[.$E$36]*[.$B$33]" office:value-type="float" office:value="15469.92884777">
            <text:p>15469,93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8" number:min-integer-digits="1"/>
    </number:number-style>
    <number:time-style style:name="N125">
      <number:hours/>
      <number:text>:</number:text>
      <number:minutes number:style="long"/>
    </number:time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0" number:min-integer-digits="1" number:grouping="true"/>
      <number:text> €</number:text>
    </number:number-style>
    <number:number-style style:name="N5107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es" number:country="ES">
      <number:number number:decimal-places="2" number:min-integer-digits="1" number:grouping="true"/>
      <number:text> €</number:text>
    </number:number-style>
    <number:number-style style:name="N5109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es" number:country="ES">
      <number:number number:decimal-places="2" number:min-integer-digits="1" number:grouping="true"/>
      <number:text> €</number:text>
    </number:number-style>
    <number:number-style style:name="N5110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date-style style:name="N5111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2" number:language="es" number:country="ES">
      <number:day number:style="long"/>
      <number:text>-</number:text>
      <number:month number:textual="true"/>
    </number:date-style>
    <number:date-style style:name="N5113" number:language="es" number:country="ES">
      <number:month number:textual="true"/>
      <number:text>-</number:text>
      <number:year/>
    </number:date-style>
    <number:time-style style:name="N5114" number:language="es" number:country="ES">
      <number:hours/>
      <number:text>:</number:text>
      <number:minutes number:style="long"/>
      <number:text> </number:text>
      <number:am-pm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s" number:country="ES">
      <number:hours/>
      <number:text>:</number:text>
      <number:minutes number:style="long"/>
    </number:time-style>
    <number:time-style style:name="N5117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8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es" number:country="ES">
      <number:number number:decimal-places="0" number:min-integer-digits="1" number:grouping="true"/>
      <number:text>   </number:text>
    </number:number-style>
    <number:number-style style:name="N5120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number number:decimal-places="0" number:min-integer-digits="1" number:grouping="true"/>
      <number:text>   </number:text>
    </number:number-style>
    <number:number-style style:name="N5121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es" number:country="ES">
      <number:number number:decimal-places="2" number:min-integer-digits="1" number:grouping="true"/>
      <number:text>   </number:text>
    </number:number-style>
    <number:number-style style:name="N5123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es" number:country="ES">
      <number:number number:decimal-places="2" number:min-integer-digits="1" number:grouping="true"/>
      <number:text>   </number:text>
    </number:number-style>
    <number:number-style style:name="N5124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es" number:country="ES">
      <number:number number:decimal-places="0" number:min-integer-digits="1" number:grouping="true"/>
      <number:text>    </number:text>
    </number:number-style>
    <number:number-style style:name="N5128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es" number:country="ES">
      <number:text> -    </number:text>
    </number:number-style>
    <number:text-style style:name="N5128" number:language="es" number:country="ES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es" number:country="ES">
      <number:number number:decimal-places="0" number:min-integer-digits="1" number:grouping="true"/>
      <number:text> € </number:text>
    </number:number-style>
    <number:number-style style:name="N513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2P2" style:volatile="true" number:language="es" number:country="ES">
      <number:text> - € </number:text>
    </number:number-style>
    <number:text-style style:name="N5132" number:language="es" number:country="ES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es" number:country="ES">
      <number:number number:decimal-places="2" number:min-integer-digits="1" number:grouping="true"/>
      <number:text>    </number:text>
    </number:number-style>
    <number:number-style style:name="N5136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6" number:language="es" number:country="E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es" number:country="ES">
      <number:number number:decimal-places="2" number:min-integer-digits="1" number:grouping="true"/>
      <number:text> € </number:text>
    </number:number-style>
    <number:number-style style:name="N5140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40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40" number:language="es" number:country="E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es" number:country="ES">
      <number:minutes number:style="long"/>
      <number:text>:</number:text>
      <number:seconds number:style="long"/>
    </number:time-style>
    <number:time-style style:name="N5142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es" number:country="ES">
      <number:minutes number:style="long"/>
      <number:text>:</number:text>
      <number:seconds number:style="long" number:decimal-places="1"/>
    </number:time-style>
    <number:number-style style:name="N5144" number:language="es" number:country="ES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6-04-13T17:32:16</dc:date>
    <dc:creator>mjdiaz </dc:creator>
    <meta:editing-duration>PT9H26M39S</meta:editing-duration>
    <meta:editing-cycles>29</meta:editing-cycles>
    <meta:document-statistic meta:table-count="5" meta:cell-count="1526" meta:object-count="0"/>
  </office:meta>
</office:document-meta>
</file>